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2.2604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8771in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6979in" fo:margin-left="0in" table:align="left"/>
    </style:style>
    <style:style style:name="Table20.A" style:family="table-column">
      <style:table-column-properties style:column-width="1.1875in"/>
    </style:style>
    <style:style style:name="Table20.B" style:family="table-column">
      <style:table-column-properties style:column-width="2in"/>
    </style:style>
    <style:style style:name="Table20.C" style:family="table-column">
      <style:table-column-properties style:column-width="1.25in"/>
    </style:style>
    <style:style style:name="Table20.D" style:family="table-column">
      <style:table-column-properties style:column-width="2.2604in"/>
    </style:style>
    <style:style style:name="Table2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0.B1" style:family="table-cell">
      <style:table-cell-properties fo:padding="0.0382in" fo:border="0.05pt solid #000000"/>
    </style:style>
    <style:style style:name="Table20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B3" style:family="table-cell">
      <style:table-cell-properties fo:padding="0.0382in" fo:border-left="0.05pt solid #000000" fo:border-right="none" fo:border-top="none" fo:border-bottom="0.05pt solid #000000"/>
    </style:style>
    <style:style style:name="Table20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0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4" style:family="table-row">
      <style:table-row-properties style:min-row-height="0.8771in"/>
    </style:style>
    <style:style style:name="Table2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6979in" fo:margin-left="0in" table:align="left"/>
    </style:style>
    <style:style style:name="Table21.A" style:family="table-column">
      <style:table-column-properties style:column-width="1.1875in"/>
    </style:style>
    <style:style style:name="Table21.B" style:family="table-column">
      <style:table-column-properties style:column-width="2in"/>
    </style:style>
    <style:style style:name="Table21.C" style:family="table-column">
      <style:table-column-properties style:column-width="1.25in"/>
    </style:style>
    <style:style style:name="Table21.D" style:family="table-column">
      <style:table-column-properties style:column-width="2.2604in"/>
    </style:style>
    <style:style style:name="Table2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1.B1" style:family="table-cell">
      <style:table-cell-properties fo:padding="0.0382in" fo:border="0.05pt solid #000000"/>
    </style:style>
    <style:style style:name="Table2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B3" style:family="table-cell">
      <style:table-cell-properties fo:padding="0.0382in" fo:border-left="0.05pt solid #000000" fo:border-right="none" fo:border-top="none" fo:border-bottom="0.05pt solid #000000"/>
    </style:style>
    <style:style style:name="Table21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4" style:family="table-row">
      <style:table-row-properties style:min-row-height="0.8771in"/>
    </style:style>
    <style:style style:name="Table2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6979in" fo:margin-left="0in" table:align="left"/>
    </style:style>
    <style:style style:name="Table22.A" style:family="table-column">
      <style:table-column-properties style:column-width="1.1875in"/>
    </style:style>
    <style:style style:name="Table22.B" style:family="table-column">
      <style:table-column-properties style:column-width="2in"/>
    </style:style>
    <style:style style:name="Table22.C" style:family="table-column">
      <style:table-column-properties style:column-width="1.25in"/>
    </style:style>
    <style:style style:name="Table22.D" style:family="table-column">
      <style:table-column-properties style:column-width="2.2604in"/>
    </style:style>
    <style:style style:name="Table2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2.B1" style:family="table-cell">
      <style:table-cell-properties fo:padding="0.0382in" fo:border="0.05pt solid #000000"/>
    </style:style>
    <style:style style:name="Table22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B3" style:family="table-cell">
      <style:table-cell-properties fo:padding="0.0382in" fo:border-left="0.05pt solid #000000" fo:border-right="none" fo:border-top="none" fo:border-bottom="0.05pt solid #000000"/>
    </style:style>
    <style:style style:name="Table22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4" style:family="table-row">
      <style:table-row-properties style:min-row-height="0.8771in"/>
    </style:style>
    <style:style style:name="Table2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2in"/>
    </style:style>
    <style:style style:name="Table2.C" style:family="table-column">
      <style:table-column-properties style:column-width="1.25in"/>
    </style:style>
    <style:style style:name="Table2.D" style:family="table-column">
      <style:table-column-properties style:column-width="2.2604in"/>
    </style:style>
    <style:style style:name="Table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1875in"/>
    </style:style>
    <style:style style:name="Table3.B" style:family="table-column">
      <style:table-column-properties style:column-width="2in"/>
    </style:style>
    <style:style style:name="Table3.C" style:family="table-column">
      <style:table-column-properties style:column-width="1.25in"/>
    </style:style>
    <style:style style:name="Table3.D" style:family="table-column">
      <style:table-column-properties style:column-width="2.2604in"/>
    </style:style>
    <style:style style:name="Table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2in"/>
    </style:style>
    <style:style style:name="Table4.C" style:family="table-column">
      <style:table-column-properties style:column-width="1.25in"/>
    </style:style>
    <style:style style:name="Table4.D" style:family="table-column">
      <style:table-column-properties style:column-width="2.2604in"/>
    </style:style>
    <style:style style:name="Table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1.1875in"/>
    </style:style>
    <style:style style:name="Table5.B" style:family="table-column">
      <style:table-column-properties style:column-width="2in"/>
    </style:style>
    <style:style style:name="Table5.C" style:family="table-column">
      <style:table-column-properties style:column-width="1.2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5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1875in"/>
    </style:style>
    <style:style style:name="Table6.B" style:family="table-column">
      <style:table-column-properties style:column-width="2in"/>
    </style:style>
    <style:style style:name="Table6.C" style:family="table-column">
      <style:table-column-properties style:column-width="1.25in"/>
    </style:style>
    <style:style style:name="Table6.D" style:family="table-column">
      <style:table-column-properties style:column-width="2.2604in"/>
    </style:style>
    <style:style style:name="Table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6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1.1875in"/>
    </style:style>
    <style:style style:name="Table7.B" style:family="table-column">
      <style:table-column-properties style:column-width="2in"/>
    </style:style>
    <style:style style:name="Table7.C" style:family="table-column">
      <style:table-column-properties style:column-width="1.25in"/>
    </style:style>
    <style:style style:name="Table7.D" style:family="table-column">
      <style:table-column-properties style:column-width="2.2604in"/>
    </style:style>
    <style:style style:name="Table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7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1875in"/>
    </style:style>
    <style:style style:name="Table8.B" style:family="table-column">
      <style:table-column-properties style:column-width="2in"/>
    </style:style>
    <style:style style:name="Table8.C" style:family="table-column">
      <style:table-column-properties style:column-width="1.25in"/>
    </style:style>
    <style:style style:name="Table8.D" style:family="table-column">
      <style:table-column-properties style:column-width="2.2604in"/>
    </style:style>
    <style:style style:name="Table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3" style:family="table-cell">
      <style:table-cell-properties fo:padding="0.0382in" fo:border-left="0.05pt solid #000000" fo:border-right="none" fo:border-top="none" fo:border-bottom="0.05pt solid #000000"/>
    </style:style>
    <style:style style:name="Table8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8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1.1875in"/>
    </style:style>
    <style:style style:name="Table9.B" style:family="table-column">
      <style:table-column-properties style:column-width="2in"/>
    </style:style>
    <style:style style:name="Table9.C" style:family="table-column">
      <style:table-column-properties style:column-width="1.25in"/>
    </style:style>
    <style:style style:name="Table9.D" style:family="table-column">
      <style:table-column-properties style:column-width="2.2604in"/>
    </style:style>
    <style:style style:name="Table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3" style:family="table-cell">
      <style:table-cell-properties fo:padding="0.0382in" fo:border-left="0.05pt solid #000000" fo:border-right="none" fo:border-top="none" fo:border-bottom="0.05pt solid #000000"/>
    </style:style>
    <style:style style:name="Table9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9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79in" fo:margin-left="0in" table:align="left"/>
    </style:style>
    <style:style style:name="Table11.A" style:family="table-column">
      <style:table-column-properties style:column-width="1.1875in"/>
    </style:style>
    <style:style style:name="Table11.B" style:family="table-column">
      <style:table-column-properties style:column-width="2in"/>
    </style:style>
    <style:style style:name="Table11.C" style:family="table-column">
      <style:table-column-properties style:column-width="1.25in"/>
    </style:style>
    <style:style style:name="Table11.D" style:family="table-column">
      <style:table-column-properties style:column-width="2.2604in"/>
    </style:style>
    <style:style style:name="Table1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3" style:family="table-cell">
      <style:table-cell-properties fo:padding="0.0382in" fo:border-left="0.05pt solid #000000" fo:border-right="none" fo:border-top="none" fo:border-bottom="0.05pt solid #000000"/>
    </style:style>
    <style:style style:name="Table11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79in" fo:margin-left="0in" table:align="left"/>
    </style:style>
    <style:style style:name="Table12.A" style:family="table-column">
      <style:table-column-properties style:column-width="1.1875in"/>
    </style:style>
    <style:style style:name="Table12.B" style:family="table-column">
      <style:table-column-properties style:column-width="2in"/>
    </style:style>
    <style:style style:name="Table12.C" style:family="table-column">
      <style:table-column-properties style:column-width="1.25in"/>
    </style:style>
    <style:style style:name="Table12.D" style:family="table-column">
      <style:table-column-properties style:column-width="2.2604in"/>
    </style:style>
    <style:style style:name="Table1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3" style:family="table-cell">
      <style:table-cell-properties fo:padding="0.0382in" fo:border-left="0.05pt solid #000000" fo:border-right="none" fo:border-top="none" fo:border-bottom="0.05pt solid #000000"/>
    </style:style>
    <style:style style:name="Table12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4" style:family="table-row">
      <style:table-row-properties style:min-row-height="1.3188in"/>
    </style:style>
    <style:style style:name="Table1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79in" fo:margin-left="0in" table:align="left"/>
    </style:style>
    <style:style style:name="Table13.A" style:family="table-column">
      <style:table-column-properties style:column-width="1.1875in"/>
    </style:style>
    <style:style style:name="Table13.B" style:family="table-column">
      <style:table-column-properties style:column-width="2in"/>
    </style:style>
    <style:style style:name="Table13.C" style:family="table-column">
      <style:table-column-properties style:column-width="1.25in"/>
    </style:style>
    <style:style style:name="Table13.D" style:family="table-column">
      <style:table-column-properties style:column-width="2.2604in"/>
    </style:style>
    <style:style style:name="Table1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B3" style:family="table-cell">
      <style:table-cell-properties fo:padding="0.0382in" fo:border-left="0.05pt solid #000000" fo:border-right="none" fo:border-top="none" fo:border-bottom="0.05pt solid #000000"/>
    </style:style>
    <style:style style:name="Table13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4" style:family="table-row">
      <style:table-row-properties style:min-row-height="0.4396in"/>
    </style:style>
    <style:style style:name="Table1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8in" fo:margin-left="0.0042in" table:align="left"/>
    </style:style>
    <style:style style:name="Table14.A" style:family="table-column">
      <style:table-column-properties style:column-width="1.1875in"/>
    </style:style>
    <style:style style:name="Table14.B" style:family="table-column">
      <style:table-column-properties style:column-width="2in"/>
    </style:style>
    <style:style style:name="Table14.C" style:family="table-column">
      <style:table-column-properties style:column-width="1.25in"/>
    </style:style>
    <style:style style:name="Table14.D" style:family="table-column">
      <style:table-column-properties style:column-width="2.2563in"/>
    </style:style>
    <style:style style:name="Table1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B3" style:family="table-cell">
      <style:table-cell-properties fo:padding="0.0382in" fo:border-left="0.05pt solid #000000" fo:border-right="none" fo:border-top="none" fo:border-bottom="0.05pt solid #000000"/>
    </style:style>
    <style:style style:name="Table14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4" style:family="table-row">
      <style:table-row-properties style:min-row-height="0.5688in"/>
    </style:style>
    <style:style style:name="Table1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8in" fo:margin-left="0.0042in" table:align="left"/>
    </style:style>
    <style:style style:name="Table16.A" style:family="table-column">
      <style:table-column-properties style:column-width="1.1875in"/>
    </style:style>
    <style:style style:name="Table16.B" style:family="table-column">
      <style:table-column-properties style:column-width="2in"/>
    </style:style>
    <style:style style:name="Table16.C" style:family="table-column">
      <style:table-column-properties style:column-width="1.25in"/>
    </style:style>
    <style:style style:name="Table16.D" style:family="table-column">
      <style:table-column-properties style:column-width="2.2563in"/>
    </style:style>
    <style:style style:name="Table1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B3" style:family="table-cell">
      <style:table-cell-properties fo:padding="0.0382in" fo:border-left="0.05pt solid #000000" fo:border-right="none" fo:border-top="none" fo:border-bottom="0.05pt solid #000000"/>
    </style:style>
    <style:style style:name="Table16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6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4" style:family="table-row">
      <style:table-row-properties style:min-row-height="0.5688in"/>
    </style:style>
    <style:style style:name="Table16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8in" fo:margin-left="0.0042in" table:align="left"/>
    </style:style>
    <style:style style:name="Table15.A" style:family="table-column">
      <style:table-column-properties style:column-width="1.1875in"/>
    </style:style>
    <style:style style:name="Table15.B" style:family="table-column">
      <style:table-column-properties style:column-width="2in"/>
    </style:style>
    <style:style style:name="Table15.C" style:family="table-column">
      <style:table-column-properties style:column-width="1.25in"/>
    </style:style>
    <style:style style:name="Table15.D" style:family="table-column">
      <style:table-column-properties style:column-width="2.2563in"/>
    </style:style>
    <style:style style:name="Table1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B3" style:family="table-cell">
      <style:table-cell-properties fo:padding="0.0382in" fo:border-left="0.05pt solid #000000" fo:border-right="none" fo:border-top="none" fo:border-bottom="0.05pt solid #000000"/>
    </style:style>
    <style:style style:name="Table15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5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4" style:family="table-row">
      <style:table-row-properties style:min-row-height="0.5688in"/>
    </style:style>
    <style:style style:name="Table1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8in" fo:margin-left="0.0042in" table:align="left"/>
    </style:style>
    <style:style style:name="Table17.A" style:family="table-column">
      <style:table-column-properties style:column-width="1.1875in"/>
    </style:style>
    <style:style style:name="Table17.B" style:family="table-column">
      <style:table-column-properties style:column-width="2in"/>
    </style:style>
    <style:style style:name="Table17.C" style:family="table-column">
      <style:table-column-properties style:column-width="1.25in"/>
    </style:style>
    <style:style style:name="Table17.D" style:family="table-column">
      <style:table-column-properties style:column-width="2.2563in"/>
    </style:style>
    <style:style style:name="Table1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B3" style:family="table-cell">
      <style:table-cell-properties fo:padding="0.0382in" fo:border-left="0.05pt solid #000000" fo:border-right="none" fo:border-top="none" fo:border-bottom="0.05pt solid #000000"/>
    </style:style>
    <style:style style:name="Table17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7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4" style:family="table-row">
      <style:table-row-properties style:min-row-height="0.5688in"/>
    </style:style>
    <style:style style:name="Table1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38in" fo:margin-left="0.0042in" table:align="left"/>
    </style:style>
    <style:style style:name="Table18.A" style:family="table-column">
      <style:table-column-properties style:column-width="1.1875in"/>
    </style:style>
    <style:style style:name="Table18.B" style:family="table-column">
      <style:table-column-properties style:column-width="2in"/>
    </style:style>
    <style:style style:name="Table18.C" style:family="table-column">
      <style:table-column-properties style:column-width="1.25in"/>
    </style:style>
    <style:style style:name="Table18.D" style:family="table-column">
      <style:table-column-properties style:column-width="2.2563in"/>
    </style:style>
    <style:style style:name="Table1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B3" style:family="table-cell">
      <style:table-cell-properties fo:padding="0.0382in" fo:border-left="0.05pt solid #000000" fo:border-right="none" fo:border-top="none" fo:border-bottom="0.05pt solid #000000"/>
    </style:style>
    <style:style style:name="Table18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8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4" style:family="table-row">
      <style:table-row-properties style:min-row-height="0.5688in"/>
    </style:style>
    <style:style style:name="Table18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38in" fo:margin-left="0.0042in" table:align="left"/>
    </style:style>
    <style:style style:name="Table19.A" style:family="table-column">
      <style:table-column-properties style:column-width="1.1875in"/>
    </style:style>
    <style:style style:name="Table19.B" style:family="table-column">
      <style:table-column-properties style:column-width="2in"/>
    </style:style>
    <style:style style:name="Table19.C" style:family="table-column">
      <style:table-column-properties style:column-width="1.25in"/>
    </style:style>
    <style:style style:name="Table19.D" style:family="table-column">
      <style:table-column-properties style:column-width="2.2563in"/>
    </style:style>
    <style:style style:name="Table1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B3" style:family="table-cell">
      <style:table-cell-properties fo:padding="0.0382in" fo:border-left="0.05pt solid #000000" fo:border-right="none" fo:border-top="none" fo:border-bottom="0.05pt solid #000000"/>
    </style:style>
    <style:style style:name="Table19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9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4" style:family="table-row">
      <style:table-row-properties style:min-row-height="0.5688in"/>
    </style:style>
    <style:style style:name="Table19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79in" fo:margin-left="0in" table:align="left"/>
    </style:style>
    <style:style style:name="Table10.A" style:family="table-column">
      <style:table-column-properties style:column-width="1.1875in"/>
    </style:style>
    <style:style style:name="Table10.B" style:family="table-column">
      <style:table-column-properties style:column-width="2in"/>
    </style:style>
    <style:style style:name="Table10.C" style:family="table-column">
      <style:table-column-properties style:column-width="1.25in"/>
    </style:style>
    <style:style style:name="Table10.D" style:family="table-column">
      <style:table-column-properties style:column-width="2.2604in"/>
    </style:style>
    <style:style style:name="Table1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B3" style:family="table-cell">
      <style:table-cell-properties fo:padding="0.0382in" fo:border-left="0.05pt solid #000000" fo:border-right="none" fo:border-top="none" fo:border-bottom="0.05pt solid #000000"/>
    </style:style>
    <style:style style:name="Table10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0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4" style:family="table-row">
      <style:table-row-properties style:min-row-height="1.3188in"/>
    </style:style>
    <style:style style:name="Table10.B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fo:color="#000000" style:font-name="ARial" fo:font-size="12pt" fo:font-weight="normal" officeooo:paragraph-rsid="00045919" fo:background-color="#ffffff" style:font-size-asian="12pt" style:font-size-complex="12pt"/>
    </style:style>
    <style:style style:name="P2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fo:color="#000000" style:font-name="ARial" fo:font-size="12pt" fo:font-weight="normal" officeooo:paragraph-rsid="000a4a9e" fo:background-color="#ffffff" style:font-size-asian="12pt" style:font-size-complex="12pt"/>
    </style:style>
    <style:style style:name="P3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fo:color="#000000" style:font-name="ARial" fo:font-size="12pt" fo:font-weight="normal" officeooo:paragraph-rsid="000bb422" fo:background-color="#ffffff" style:font-size-asian="12pt" style:font-size-complex="12pt"/>
    </style:style>
    <style:style style:name="P4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fo:color="#000000" style:font-name="ARial" fo:font-size="12pt" fo:font-weight="normal" fo:background-color="#ffffff" style:font-size-asian="12pt" style:font-size-complex="12pt"/>
    </style:style>
    <style:style style:name="P5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fo:color="#000000" style:font-name="ARial" fo:font-size="12pt" fo:font-weight="normal" officeooo:rsid="00116e31" officeooo:paragraph-rsid="00116e31" fo:background-color="#ffffff" style:font-size-asian="12pt" style:font-size-complex="12pt"/>
    </style:style>
    <style:style style:name="P6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fo:color="#000000" style:font-name="ARial" fo:font-size="12pt" fo:font-weight="normal" officeooo:rsid="0016ff22" officeooo:paragraph-rsid="0018d6ce" fo:background-color="#ffffff" style:font-size-asian="12pt" style:font-size-complex="12pt"/>
    </style:style>
    <style:style style:name="P7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fo:color="#000000" style:font-name="ARial" fo:font-size="12pt" fo:font-weight="normal" officeooo:rsid="001f564c" officeooo:paragraph-rsid="001f564c" fo:background-color="#ffffff" style:font-size-asian="12pt" style:font-size-complex="12pt"/>
    </style:style>
    <style:style style:name="P8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fo:color="#000000" style:font-name="ARial" fo:font-size="12pt" fo:font-weight="normal" officeooo:rsid="0026af79" officeooo:paragraph-rsid="0026af79" fo:background-color="#ffffff" style:font-size-asian="12pt" style:font-size-complex="12pt"/>
    </style:style>
    <style:style style:name="P9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6cb875" officeooo:paragraph-rsid="006cb875" fo:background-color="#ffffff" style:font-size-asian="12pt" style:font-size-complex="12pt"/>
    </style:style>
    <style:style style:name="P10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749170" officeooo:paragraph-rsid="00749170" fo:background-color="#ffffff" style:font-size-asian="12pt" style:font-size-complex="12pt"/>
    </style:style>
    <style:style style:name="P11" style:family="paragraph" style:parent-style-name="Standard">
      <style:text-properties officeooo:paragraph-rsid="00045919"/>
    </style:style>
    <style:style style:name="P12" style:family="paragraph" style:parent-style-name="Standard">
      <style:text-properties officeooo:paragraph-rsid="000a4a9e"/>
    </style:style>
    <style:style style:name="P13" style:family="paragraph" style:parent-style-name="Standard">
      <style:text-properties officeooo:paragraph-rsid="000bb422"/>
    </style:style>
    <style:style style:name="P14" style:family="paragraph" style:parent-style-name="Standard">
      <style:text-properties officeooo:paragraph-rsid="000d6260"/>
    </style:style>
    <style:style style:name="P15" style:family="paragraph" style:parent-style-name="Standard">
      <style:text-properties officeooo:paragraph-rsid="00152a89"/>
    </style:style>
    <style:style style:name="P16" style:family="paragraph" style:parent-style-name="Standard">
      <style:text-properties officeooo:paragraph-rsid="0018d6ce"/>
    </style:style>
    <style:style style:name="P17" style:family="paragraph" style:parent-style-name="Standard">
      <style:text-properties officeooo:paragraph-rsid="001a7fe3"/>
    </style:style>
    <style:style style:name="P18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23cd5c" officeooo:paragraph-rsid="0023cd5c" style:font-size-asian="12pt" style:font-size-complex="12pt"/>
    </style:style>
    <style:style style:name="P19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263279" officeooo:paragraph-rsid="00263279" style:font-size-asian="12pt" style:font-size-complex="12pt"/>
    </style:style>
    <style:style style:name="P20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263279" officeooo:paragraph-rsid="00263279" fo:background-color="#ffff00" style:font-size-asian="12pt" style:font-size-complex="12pt"/>
    </style:style>
    <style:style style:name="P21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300c77" officeooo:paragraph-rsid="00300c77" fo:background-color="#ffff00" style:font-size-asian="12pt" style:font-size-complex="12pt"/>
    </style:style>
    <style:style style:name="P22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2d5261" officeooo:paragraph-rsid="002d5261" fo:background-color="transparent" style:font-size-asian="12pt" style:font-size-complex="12pt"/>
    </style:style>
    <style:style style:name="P23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3748f3" officeooo:paragraph-rsid="003748f3" fo:background-color="transparent" style:font-size-asian="12pt" style:font-size-complex="12pt"/>
    </style:style>
    <style:style style:name="P24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3748f3" officeooo:paragraph-rsid="00397b44" fo:background-color="transparent" style:font-size-asian="12pt" style:font-size-complex="12pt"/>
    </style:style>
    <style:style style:name="P25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3748f3" officeooo:paragraph-rsid="0039cb81" fo:background-color="transparent" style:font-size-asian="12pt" style:font-size-complex="12pt"/>
    </style:style>
    <style:style style:name="P26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3132ab" officeooo:paragraph-rsid="0039cb81" fo:background-color="transparent" style:font-size-asian="12pt" style:font-size-complex="12pt"/>
    </style:style>
    <style:style style:name="P27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39cb81" officeooo:paragraph-rsid="0039cb81" fo:background-color="transparent" style:font-size-asian="12pt" style:font-size-complex="12pt"/>
    </style:style>
    <style:style style:name="P28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46186d" officeooo:paragraph-rsid="0046186d" fo:background-color="transparent" style:font-size-asian="12pt" style:font-size-complex="12pt"/>
    </style:style>
    <style:style style:name="P29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4799b8" officeooo:paragraph-rsid="004799b8" fo:background-color="transparent" style:font-size-asian="12pt" style:font-size-complex="12pt"/>
    </style:style>
    <style:style style:name="P30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4799b8" officeooo:paragraph-rsid="004d4470" fo:background-color="transparent" style:font-size-asian="12pt" style:font-size-complex="12pt"/>
    </style:style>
    <style:style style:name="P31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397b44" officeooo:paragraph-rsid="00397b44" fo:background-color="transparent" style:font-size-asian="12pt" style:font-size-complex="12pt"/>
    </style:style>
    <style:style style:name="P32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397b44" officeooo:paragraph-rsid="003a4e7b" fo:background-color="transparent" style:font-size-asian="12pt" style:font-size-complex="12pt"/>
    </style:style>
    <style:style style:name="P33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4d4470" officeooo:paragraph-rsid="004d4470" fo:background-color="transparent" style:font-size-asian="12pt" style:font-size-complex="12pt"/>
    </style:style>
    <style:style style:name="P34" style:family="paragraph" style:parent-style-name="Standard">
      <style:text-properties officeooo:paragraph-rsid="0022a8e3"/>
    </style:style>
    <style:style style:name="P35" style:family="paragraph" style:parent-style-name="Standard">
      <style:text-properties officeooo:paragraph-rsid="00253394"/>
    </style:style>
    <style:style style:name="P36" style:family="paragraph" style:parent-style-name="Standard">
      <style:text-properties officeooo:paragraph-rsid="00287d48"/>
    </style:style>
    <style:style style:name="P37" style:family="paragraph" style:parent-style-name="Standard">
      <style:text-properties officeooo:paragraph-rsid="002eb427"/>
    </style:style>
    <style:style style:name="P38" style:family="paragraph" style:parent-style-name="Standard">
      <style:text-properties officeooo:paragraph-rsid="002f8c63"/>
    </style:style>
    <style:style style:name="P39" style:family="paragraph" style:parent-style-name="Standard">
      <style:text-properties officeooo:paragraph-rsid="0038af2e"/>
    </style:style>
    <style:style style:name="P40" style:family="paragraph" style:parent-style-name="Standard">
      <style:text-properties officeooo:rsid="0039cb81" officeooo:paragraph-rsid="0039cb81"/>
    </style:style>
    <style:style style:name="P41" style:family="paragraph" style:parent-style-name="Standard">
      <style:text-properties officeooo:paragraph-rsid="0039cb81"/>
    </style:style>
    <style:style style:name="P42" style:family="paragraph" style:parent-style-name="Standard">
      <style:text-properties officeooo:paragraph-rsid="00453585"/>
    </style:style>
    <style:style style:name="P43" style:family="paragraph" style:parent-style-name="Standard">
      <style:text-properties officeooo:paragraph-rsid="0046186d"/>
    </style:style>
    <style:style style:name="P44" style:family="paragraph" style:parent-style-name="Standard">
      <style:text-properties officeooo:paragraph-rsid="004bb120"/>
    </style:style>
    <style:style style:name="P45" style:family="paragraph" style:parent-style-name="Standard">
      <style:text-properties officeooo:paragraph-rsid="00749170"/>
    </style:style>
    <style:style style:name="P46" style:family="paragraph" style:parent-style-name="Table_20_Contents">
      <style:text-properties style:font-name="ARial" fo:font-size="12pt" officeooo:rsid="0002f87d" officeooo:paragraph-rsid="0002f87d" style:font-size-asian="12pt" style:font-size-complex="12pt"/>
    </style:style>
    <style:style style:name="P47" style:family="paragraph" style:parent-style-name="Table_20_Contents">
      <style:text-properties style:font-name="ARial" fo:font-size="12pt" officeooo:rsid="0002f87d" officeooo:paragraph-rsid="00045919" style:font-size-asian="12pt" style:font-size-complex="12pt"/>
    </style:style>
    <style:style style:name="P48" style:family="paragraph" style:parent-style-name="Table_20_Contents">
      <style:text-properties style:font-name="ARial" fo:font-size="12pt" officeooo:rsid="0002f87d" officeooo:paragraph-rsid="000a4a9e" style:font-size-asian="12pt" style:font-size-complex="12pt"/>
    </style:style>
    <style:style style:name="P49" style:family="paragraph" style:parent-style-name="Table_20_Contents">
      <style:text-properties style:font-name="ARial" fo:font-size="12pt" officeooo:rsid="0002f87d" officeooo:paragraph-rsid="000bb422" style:font-size-asian="12pt" style:font-size-complex="12pt"/>
    </style:style>
    <style:style style:name="P50" style:family="paragraph" style:parent-style-name="Table_20_Contents">
      <style:text-properties style:font-name="ARial" fo:font-size="12pt" officeooo:rsid="0002f87d" officeooo:paragraph-rsid="000d6260" style:font-size-asian="12pt" style:font-size-complex="12pt"/>
    </style:style>
    <style:style style:name="P51" style:family="paragraph" style:parent-style-name="Table_20_Contents">
      <style:text-properties style:font-name="ARial" fo:font-size="12pt" officeooo:rsid="0002f87d" officeooo:paragraph-rsid="0018d6ce" style:font-size-asian="12pt" style:font-size-complex="12pt"/>
    </style:style>
    <style:style style:name="P52" style:family="paragraph" style:parent-style-name="Table_20_Contents">
      <style:text-properties style:font-name="ARial" fo:font-size="12pt" officeooo:rsid="0002f87d" officeooo:paragraph-rsid="0022a8e3" style:font-size-asian="12pt" style:font-size-complex="12pt"/>
    </style:style>
    <style:style style:name="P53" style:family="paragraph" style:parent-style-name="Table_20_Contents">
      <style:text-properties style:font-name="ARial" fo:font-size="12pt" officeooo:rsid="0002f87d" officeooo:paragraph-rsid="00253394" style:font-size-asian="12pt" style:font-size-complex="12pt"/>
    </style:style>
    <style:style style:name="P54" style:family="paragraph" style:parent-style-name="Table_20_Contents">
      <style:text-properties style:font-name="ARial" fo:font-size="12pt" officeooo:rsid="0002f87d" officeooo:paragraph-rsid="00749170" style:font-size-asian="12pt" style:font-size-complex="12pt"/>
    </style:style>
    <style:style style:name="P55" style:family="paragraph" style:parent-style-name="Table_20_Contents">
      <style:text-properties style:font-name="ARial" fo:font-size="12pt" officeooo:rsid="00013cc2" officeooo:paragraph-rsid="00013cc2" style:font-size-asian="12pt" style:font-size-complex="12pt"/>
    </style:style>
    <style:style style:name="P56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013cc2" style:font-size-asian="12pt" style:font-size-complex="12pt"/>
    </style:style>
    <style:style style:name="P57" style:family="paragraph" style:parent-style-name="Table_20_Contents">
      <style:text-properties style:font-name="ARial" fo:font-size="12pt" officeooo:rsid="00013cc2" officeooo:paragraph-rsid="00045919" style:font-size-asian="12pt" style:font-size-complex="12pt"/>
    </style:style>
    <style:style style:name="P58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045919" style:font-size-asian="12pt" style:font-size-complex="12pt"/>
    </style:style>
    <style:style style:name="P59" style:family="paragraph" style:parent-style-name="Table_20_Contents">
      <style:text-properties style:font-name="ARial" fo:font-size="12pt" officeooo:rsid="00013cc2" officeooo:paragraph-rsid="000a4a9e" style:font-size-asian="12pt" style:font-size-complex="12pt"/>
    </style:style>
    <style:style style:name="P60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0a4a9e" style:font-size-asian="12pt" style:font-size-complex="12pt"/>
    </style:style>
    <style:style style:name="P61" style:family="paragraph" style:parent-style-name="Table_20_Contents">
      <style:text-properties style:font-name="ARial" fo:font-size="12pt" officeooo:rsid="00013cc2" officeooo:paragraph-rsid="000bb422" style:font-size-asian="12pt" style:font-size-complex="12pt"/>
    </style:style>
    <style:style style:name="P62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0bb422" style:font-size-asian="12pt" style:font-size-complex="12pt"/>
    </style:style>
    <style:style style:name="P63" style:family="paragraph" style:parent-style-name="Table_20_Contents">
      <style:text-properties style:font-name="ARial" fo:font-size="12pt" officeooo:rsid="00013cc2" officeooo:paragraph-rsid="000d6260" style:font-size-asian="12pt" style:font-size-complex="12pt"/>
    </style:style>
    <style:style style:name="P64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0d6260" style:font-size-asian="12pt" style:font-size-complex="12pt"/>
    </style:style>
    <style:style style:name="P65" style:family="paragraph" style:parent-style-name="Table_20_Contents">
      <style:text-properties style:font-name="ARial" fo:font-size="12pt" officeooo:rsid="00013cc2" officeooo:paragraph-rsid="00152a89" style:font-size-asian="12pt" style:font-size-complex="12pt"/>
    </style:style>
    <style:style style:name="P66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152a89" style:font-size-asian="12pt" style:font-size-complex="12pt"/>
    </style:style>
    <style:style style:name="P67" style:family="paragraph" style:parent-style-name="Table_20_Contents">
      <style:text-properties style:font-name="ARial" fo:font-size="12pt" officeooo:rsid="00013cc2" officeooo:paragraph-rsid="0018d6ce" style:font-size-asian="12pt" style:font-size-complex="12pt"/>
    </style:style>
    <style:style style:name="P68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18d6ce" style:font-size-asian="12pt" style:font-size-complex="12pt"/>
    </style:style>
    <style:style style:name="P69" style:family="paragraph" style:parent-style-name="Table_20_Contents">
      <style:text-properties style:font-name="ARial" fo:font-size="12pt" officeooo:rsid="00013cc2" officeooo:paragraph-rsid="001a7fe3" style:font-size-asian="12pt" style:font-size-complex="12pt"/>
    </style:style>
    <style:style style:name="P70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1a7fe3" style:font-size-asian="12pt" style:font-size-complex="12pt"/>
    </style:style>
    <style:style style:name="P71" style:family="paragraph" style:parent-style-name="Table_20_Contents">
      <style:text-properties style:font-name="ARial" fo:font-size="12pt" officeooo:rsid="00013cc2" officeooo:paragraph-rsid="0022a8e3" style:font-size-asian="12pt" style:font-size-complex="12pt"/>
    </style:style>
    <style:style style:name="P72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22a8e3" style:font-size-asian="12pt" style:font-size-complex="12pt"/>
    </style:style>
    <style:style style:name="P73" style:family="paragraph" style:parent-style-name="Table_20_Contents">
      <style:text-properties style:font-name="ARial" fo:font-size="12pt" officeooo:rsid="00013cc2" officeooo:paragraph-rsid="00253394" style:font-size-asian="12pt" style:font-size-complex="12pt"/>
    </style:style>
    <style:style style:name="P74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253394" style:font-size-asian="12pt" style:font-size-complex="12pt"/>
    </style:style>
    <style:style style:name="P75" style:family="paragraph" style:parent-style-name="Table_20_Contents">
      <style:text-properties style:font-name="ARial" fo:font-size="12pt" officeooo:rsid="00013cc2" officeooo:paragraph-rsid="00287d48" style:font-size-asian="12pt" style:font-size-complex="12pt"/>
    </style:style>
    <style:style style:name="P76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287d48" style:font-size-asian="12pt" style:font-size-complex="12pt"/>
    </style:style>
    <style:style style:name="P77" style:family="paragraph" style:parent-style-name="Table_20_Contents">
      <style:text-properties style:font-name="ARial" fo:font-size="12pt" officeooo:rsid="00013cc2" officeooo:paragraph-rsid="002eb427" style:font-size-asian="12pt" style:font-size-complex="12pt"/>
    </style:style>
    <style:style style:name="P78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2eb427" style:font-size-asian="12pt" style:font-size-complex="12pt"/>
    </style:style>
    <style:style style:name="P79" style:family="paragraph" style:parent-style-name="Table_20_Contents">
      <style:text-properties style:font-name="ARial" fo:font-size="12pt" officeooo:rsid="00013cc2" officeooo:paragraph-rsid="002f8c63" style:font-size-asian="12pt" style:font-size-complex="12pt"/>
    </style:style>
    <style:style style:name="P80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2f8c63" style:font-size-asian="12pt" style:font-size-complex="12pt"/>
    </style:style>
    <style:style style:name="P81" style:family="paragraph" style:parent-style-name="Table_20_Contents">
      <style:text-properties style:font-name="ARial" fo:font-size="12pt" officeooo:rsid="00013cc2" officeooo:paragraph-rsid="0038af2e" style:font-size-asian="12pt" style:font-size-complex="12pt"/>
    </style:style>
    <style:style style:name="P82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38af2e" style:font-size-asian="12pt" style:font-size-complex="12pt"/>
    </style:style>
    <style:style style:name="P83" style:family="paragraph" style:parent-style-name="Table_20_Contents">
      <style:text-properties style:font-name="ARial" fo:font-size="12pt" officeooo:rsid="00013cc2" officeooo:paragraph-rsid="0039cb81" style:font-size-asian="12pt" style:font-size-complex="12pt"/>
    </style:style>
    <style:style style:name="P84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39cb81" style:font-size-asian="12pt" style:font-size-complex="12pt"/>
    </style:style>
    <style:style style:name="P85" style:family="paragraph" style:parent-style-name="Table_20_Contents">
      <style:text-properties style:font-name="ARial" fo:font-size="12pt" officeooo:rsid="00013cc2" officeooo:paragraph-rsid="00453585" style:font-size-asian="12pt" style:font-size-complex="12pt"/>
    </style:style>
    <style:style style:name="P86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453585" style:font-size-asian="12pt" style:font-size-complex="12pt"/>
    </style:style>
    <style:style style:name="P87" style:family="paragraph" style:parent-style-name="Table_20_Contents">
      <style:text-properties style:font-name="ARial" fo:font-size="12pt" officeooo:rsid="00013cc2" officeooo:paragraph-rsid="0046186d" style:font-size-asian="12pt" style:font-size-complex="12pt"/>
    </style:style>
    <style:style style:name="P88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46186d" style:font-size-asian="12pt" style:font-size-complex="12pt"/>
    </style:style>
    <style:style style:name="P89" style:family="paragraph" style:parent-style-name="Table_20_Contents">
      <style:text-properties style:font-name="ARial" fo:font-size="12pt" officeooo:rsid="00013cc2" officeooo:paragraph-rsid="004bb120" style:font-size-asian="12pt" style:font-size-complex="12pt"/>
    </style:style>
    <style:style style:name="P90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4bb120" style:font-size-asian="12pt" style:font-size-complex="12pt"/>
    </style:style>
    <style:style style:name="P91" style:family="paragraph" style:parent-style-name="Table_20_Contents">
      <style:text-properties style:font-name="ARial" fo:font-size="12pt" officeooo:rsid="00013cc2" officeooo:paragraph-rsid="00749170" style:font-size-asian="12pt" style:font-size-complex="12pt"/>
    </style:style>
    <style:style style:name="P92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749170" style:font-size-asian="12pt" style:font-size-complex="12pt"/>
    </style:style>
    <style:style style:name="P93" style:family="paragraph" style:parent-style-name="Table_20_Contents">
      <style:text-properties style:font-name="ARial" fo:font-size="12pt" officeooo:paragraph-rsid="00045919" style:font-size-asian="12pt" style:font-size-complex="12pt"/>
    </style:style>
    <style:style style:name="P94" style:family="paragraph" style:parent-style-name="Table_20_Contents">
      <style:text-properties style:font-name="ARial" fo:font-size="12pt" officeooo:paragraph-rsid="000a4a9e" style:font-size-asian="12pt" style:font-size-complex="12pt"/>
    </style:style>
    <style:style style:name="P95" style:family="paragraph" style:parent-style-name="Table_20_Contents">
      <style:text-properties style:font-name="ARial" fo:font-size="12pt" officeooo:rsid="000c8d4e" officeooo:paragraph-rsid="000c8d4e" style:font-size-asian="12pt" style:font-size-complex="12pt"/>
    </style:style>
    <style:style style:name="P96" style:family="paragraph" style:parent-style-name="Table_20_Contents">
      <style:text-properties style:font-name="ARial" fo:font-size="12pt" officeooo:paragraph-rsid="000d6260" style:font-size-asian="12pt" style:font-size-complex="12pt"/>
    </style:style>
    <style:style style:name="P97" style:family="paragraph" style:parent-style-name="Table_20_Contents">
      <style:text-properties style:font-name="ARial" fo:font-size="12pt" officeooo:rsid="000d6260" officeooo:paragraph-rsid="000d6260" style:font-size-asian="12pt" style:font-size-complex="12pt"/>
    </style:style>
    <style:style style:name="P98" style:family="paragraph" style:parent-style-name="Table_20_Contents">
      <style:text-properties style:font-name="ARial" fo:font-size="12pt" officeooo:rsid="0010065e" officeooo:paragraph-rsid="0010065e" style:font-size-asian="12pt" style:font-size-complex="12pt"/>
    </style:style>
    <style:style style:name="P99" style:family="paragraph" style:parent-style-name="Table_20_Contents">
      <style:text-properties style:font-name="ARial" fo:font-size="12pt" officeooo:rsid="0010ac06" officeooo:paragraph-rsid="0010ac06" style:font-size-asian="12pt" style:font-size-complex="12pt"/>
    </style:style>
    <style:style style:name="P100" style:family="paragraph" style:parent-style-name="Table_20_Contents">
      <style:text-properties style:font-name="ARial" fo:font-size="12pt" officeooo:rsid="00116e31" officeooo:paragraph-rsid="00116e31" style:font-size-asian="12pt" style:font-size-complex="12pt"/>
    </style:style>
    <style:style style:name="P101" style:family="paragraph" style:parent-style-name="Table_20_Contents">
      <style:text-properties style:font-name="ARial" fo:font-size="12pt" officeooo:rsid="00116e31" officeooo:paragraph-rsid="0018d6ce" style:font-size-asian="12pt" style:font-size-complex="12pt"/>
    </style:style>
    <style:style style:name="P102" style:family="paragraph" style:parent-style-name="Table_20_Contents">
      <style:text-properties style:font-name="ARial" fo:font-size="12pt" officeooo:paragraph-rsid="00152a89" style:font-size-asian="12pt" style:font-size-complex="12pt"/>
    </style:style>
    <style:style style:name="P103" style:family="paragraph" style:parent-style-name="Table_20_Contents">
      <style:text-properties style:font-name="ARial" fo:font-size="12pt" officeooo:rsid="00152a89" officeooo:paragraph-rsid="00152a89" style:font-size-asian="12pt" style:font-size-complex="12pt"/>
    </style:style>
    <style:style style:name="P104" style:family="paragraph" style:parent-style-name="Table_20_Contents">
      <style:text-properties style:font-name="ARial" fo:font-size="12pt" officeooo:paragraph-rsid="0018d6ce" style:font-size-asian="12pt" style:font-size-complex="12pt"/>
    </style:style>
    <style:style style:name="P105" style:family="paragraph" style:parent-style-name="Table_20_Contents">
      <style:text-properties style:font-name="ARial" fo:font-size="12pt" officeooo:rsid="001b2723" officeooo:paragraph-rsid="001b2723" style:font-size-asian="12pt" style:font-size-complex="12pt"/>
    </style:style>
    <style:style style:name="P106" style:family="paragraph" style:parent-style-name="Table_20_Contents">
      <style:text-properties style:font-name="ARial" fo:font-size="12pt" officeooo:rsid="001c662c" officeooo:paragraph-rsid="001c662c" style:font-size-asian="12pt" style:font-size-complex="12pt"/>
    </style:style>
    <style:style style:name="P107" style:family="paragraph" style:parent-style-name="Table_20_Contents">
      <style:text-properties style:font-name="ARial" fo:font-size="12pt" officeooo:rsid="001de46d" officeooo:paragraph-rsid="001de46d" style:font-size-asian="12pt" style:font-size-complex="12pt"/>
    </style:style>
    <style:style style:name="P108" style:family="paragraph" style:parent-style-name="Table_20_Contents">
      <style:text-properties style:font-name="ARial" fo:font-size="12pt" officeooo:rsid="0022a8e3" officeooo:paragraph-rsid="0022a8e3" style:font-size-asian="12pt" style:font-size-complex="12pt"/>
    </style:style>
    <style:style style:name="P109" style:family="paragraph" style:parent-style-name="Table_20_Contents">
      <style:text-properties style:font-name="ARial" fo:font-size="12pt" officeooo:rsid="0022a8e3" officeooo:paragraph-rsid="00253394" style:font-size-asian="12pt" style:font-size-complex="12pt"/>
    </style:style>
    <style:style style:name="P110" style:family="paragraph" style:parent-style-name="Table_20_Contents">
      <style:text-properties style:font-name="ARial" fo:font-size="12pt" officeooo:rsid="002a5763" officeooo:paragraph-rsid="002a5763" style:font-size-asian="12pt" style:font-size-complex="12pt"/>
    </style:style>
    <style:style style:name="P111" style:family="paragraph" style:parent-style-name="Table_20_Contents">
      <style:text-properties style:font-name="ARial" fo:font-size="12pt" officeooo:rsid="002a5763" officeooo:paragraph-rsid="002eb427" style:font-size-asian="12pt" style:font-size-complex="12pt"/>
    </style:style>
    <style:style style:name="P112" style:family="paragraph" style:parent-style-name="Table_20_Contents">
      <style:text-properties style:font-name="ARial" fo:font-size="12pt" officeooo:rsid="002a5763" officeooo:paragraph-rsid="002f8c63" style:font-size-asian="12pt" style:font-size-complex="12pt"/>
    </style:style>
    <style:style style:name="P113" style:family="paragraph" style:parent-style-name="Table_20_Contents">
      <style:text-properties style:font-name="ARial" fo:font-size="12pt" officeooo:rsid="002a5763" officeooo:paragraph-rsid="0039cb81" style:font-size-asian="12pt" style:font-size-complex="12pt"/>
    </style:style>
    <style:style style:name="P114" style:family="paragraph" style:parent-style-name="Table_20_Contents">
      <style:text-properties style:font-name="ARial" fo:font-size="12pt" officeooo:rsid="002eb427" officeooo:paragraph-rsid="002eb427" style:font-size-asian="12pt" style:font-size-complex="12pt"/>
    </style:style>
    <style:style style:name="P115" style:family="paragraph" style:parent-style-name="Table_20_Contents">
      <style:text-properties style:font-name="ARial" fo:font-size="12pt" officeooo:rsid="002eb427" officeooo:paragraph-rsid="002f8c63" style:font-size-asian="12pt" style:font-size-complex="12pt"/>
    </style:style>
    <style:style style:name="P116" style:family="paragraph" style:parent-style-name="Table_20_Contents">
      <style:text-properties style:font-name="ARial" fo:font-size="12pt" officeooo:rsid="002eb427" officeooo:paragraph-rsid="0039cb81" style:font-size-asian="12pt" style:font-size-complex="12pt"/>
    </style:style>
    <style:style style:name="P117" style:family="paragraph" style:parent-style-name="Table_20_Contents">
      <style:text-properties style:font-name="ARial" fo:font-size="12pt" officeooo:rsid="002f8c63" officeooo:paragraph-rsid="002f8c63" style:font-size-asian="12pt" style:font-size-complex="12pt"/>
    </style:style>
    <style:style style:name="P118" style:family="paragraph" style:parent-style-name="Table_20_Contents">
      <style:text-properties style:font-name="ARial" fo:font-size="12pt" officeooo:rsid="002f8c63" officeooo:paragraph-rsid="0039cb81" style:font-size-asian="12pt" style:font-size-complex="12pt"/>
    </style:style>
    <style:style style:name="P119" style:family="paragraph" style:parent-style-name="Table_20_Contents">
      <style:text-properties style:font-name="ARial" fo:font-size="12pt" officeooo:rsid="00300c77" officeooo:paragraph-rsid="00300c77" style:font-size-asian="12pt" style:font-size-complex="12pt"/>
    </style:style>
    <style:style style:name="P120" style:family="paragraph" style:parent-style-name="Table_20_Contents">
      <style:text-properties style:font-name="ARial" fo:font-size="12pt" officeooo:rsid="0038af2e" officeooo:paragraph-rsid="0038af2e" style:font-size-asian="12pt" style:font-size-complex="12pt"/>
    </style:style>
    <style:style style:name="P121" style:family="paragraph" style:parent-style-name="Table_20_Contents">
      <style:text-properties style:font-name="ARial" fo:font-size="12pt" officeooo:rsid="0039cb81" officeooo:paragraph-rsid="0039cb81" style:font-size-asian="12pt" style:font-size-complex="12pt"/>
    </style:style>
    <style:style style:name="P122" style:family="paragraph" style:parent-style-name="Table_20_Contents">
      <style:text-properties style:font-name="ARial" fo:font-size="12pt" officeooo:rsid="003ea508" officeooo:paragraph-rsid="003ea508" style:font-size-asian="12pt" style:font-size-complex="12pt"/>
    </style:style>
    <style:style style:name="P123" style:family="paragraph" style:parent-style-name="Table_20_Contents">
      <style:text-properties style:font-name="ARial" fo:font-size="12pt" officeooo:rsid="003f17ad" officeooo:paragraph-rsid="003f17ad" style:font-size-asian="12pt" style:font-size-complex="12pt"/>
    </style:style>
    <style:style style:name="P124" style:family="paragraph" style:parent-style-name="Table_20_Contents">
      <style:text-properties style:font-name="ARial" fo:font-size="12pt" officeooo:rsid="0046186d" officeooo:paragraph-rsid="0046186d" style:font-size-asian="12pt" style:font-size-complex="12pt"/>
    </style:style>
    <style:style style:name="P125" style:family="paragraph" style:parent-style-name="Table_20_Contents">
      <style:text-properties style:font-name="ARial" fo:font-size="12pt" officeooo:rsid="004790f0" officeooo:paragraph-rsid="004790f0" style:font-size-asian="12pt" style:font-size-complex="12pt"/>
    </style:style>
    <style:style style:name="P126" style:family="paragraph" style:parent-style-name="Table_20_Contents">
      <style:text-properties style:font-name="ARial" fo:font-size="12pt" officeooo:rsid="00491304" officeooo:paragraph-rsid="00491304" style:font-size-asian="12pt" style:font-size-complex="12pt"/>
    </style:style>
    <style:style style:name="P127" style:family="paragraph" style:parent-style-name="Table_20_Contents">
      <style:text-properties style:font-name="ARial" fo:font-size="12pt" officeooo:rsid="00491304" officeooo:paragraph-rsid="004bb120" style:font-size-asian="12pt" style:font-size-complex="12pt"/>
    </style:style>
    <style:style style:name="P128" style:family="paragraph" style:parent-style-name="Table_20_Contents">
      <style:text-properties style:font-name="ARial" fo:font-size="12pt" officeooo:rsid="0049da41" officeooo:paragraph-rsid="0049da41" style:font-size-asian="12pt" style:font-size-complex="12pt"/>
    </style:style>
    <style:style style:name="P129" style:family="paragraph" style:parent-style-name="Table_20_Contents">
      <style:text-properties style:font-name="ARial" fo:font-size="12pt" officeooo:rsid="004bb120" officeooo:paragraph-rsid="004bb120" style:font-size-asian="12pt" style:font-size-complex="12pt"/>
    </style:style>
    <style:style style:name="P130" style:family="paragraph" style:parent-style-name="Table_20_Contents">
      <style:text-properties style:font-name="ARial" fo:font-size="12pt" officeooo:rsid="006d515c" officeooo:paragraph-rsid="006d515c" style:font-size-asian="12pt" style:font-size-complex="12pt"/>
    </style:style>
    <style:style style:name="P131" style:family="paragraph" style:parent-style-name="Table_20_Contents">
      <style:text-properties style:font-name="ARial" fo:font-size="12pt" officeooo:rsid="006d515c" officeooo:paragraph-rsid="00749170" style:font-size-asian="12pt" style:font-size-complex="12pt"/>
    </style:style>
    <style:style style:name="P132" style:family="paragraph" style:parent-style-name="Table_20_Contents">
      <style:text-properties style:font-name="ARial" fo:font-size="12pt" officeooo:rsid="00749170" officeooo:paragraph-rsid="00749170" style:font-size-asian="12pt" style:font-size-complex="12pt"/>
    </style:style>
    <style:style style:name="P133" style:family="paragraph" style:parent-style-name="Table_20_Contents">
      <style:text-properties style:font-name="ARial" fo:font-size="12pt" officeooo:rsid="00749b10" officeooo:paragraph-rsid="00749b10" style:font-size-asian="12pt" style:font-size-complex="12pt"/>
    </style:style>
    <style:style style:name="P134" style:family="paragraph" style:parent-style-name="Table_20_Contents">
      <style:text-properties style:font-name="ARial" fo:font-size="12pt" officeooo:rsid="0010ac06" officeooo:paragraph-rsid="0010065e" fo:background-color="#ffff00" style:font-size-asian="12pt" style:font-size-complex="12pt"/>
    </style:style>
    <style:style style:name="P135" style:family="paragraph" style:parent-style-name="Standard">
      <style:text-properties officeooo:paragraph-rsid="00152a89"/>
    </style:style>
    <style:style style:name="P136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7a4a4e" officeooo:paragraph-rsid="007a4a4e" fo:background-color="transparent" style:font-size-asian="12pt" style:font-size-complex="12pt"/>
    </style:style>
    <style:style style:name="P137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2d5261" officeooo:paragraph-rsid="007a4a4e" fo:background-color="transparent" style:font-size-asian="12pt" style:font-size-complex="12pt"/>
    </style:style>
    <style:style style:name="P138" style:family="paragraph" style:parent-style-name="Standard">
      <style:text-properties officeooo:paragraph-rsid="007a4a4e"/>
    </style:style>
    <style:style style:name="P139" style:family="paragraph" style:parent-style-name="Table_20_Contents">
      <style:text-properties style:font-name="ARial" fo:font-size="12pt" officeooo:rsid="00013cc2" officeooo:paragraph-rsid="007a4a4e" style:font-size-asian="12pt" style:font-size-complex="12pt"/>
    </style:style>
    <style:style style:name="P140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7a4a4e" style:font-size-asian="12pt" style:font-size-complex="12pt"/>
    </style:style>
    <style:style style:name="P141" style:family="paragraph" style:parent-style-name="Table_20_Contents">
      <style:text-properties style:font-name="ARial" fo:font-size="12pt" officeooo:rsid="002a5763" officeooo:paragraph-rsid="007a4a4e" style:font-size-asian="12pt" style:font-size-complex="12pt"/>
    </style:style>
    <style:style style:name="P142" style:family="paragraph" style:parent-style-name="Table_20_Contents">
      <style:text-properties style:font-name="ARial" fo:font-size="12pt" officeooo:rsid="007cefc0" officeooo:paragraph-rsid="007cefc0" style:font-size-asian="12pt" style:font-size-complex="12pt"/>
    </style:style>
    <style:style style:name="P143" style:family="paragraph" style:parent-style-name="Table_20_Contents">
      <style:text-properties style:font-name="ARial" fo:font-size="12pt" officeooo:rsid="007dea4c" officeooo:paragraph-rsid="007dea4c" style:font-size-asian="12pt" style:font-size-complex="12pt"/>
    </style:style>
    <style:style style:name="P144" style:family="paragraph" style:parent-style-name="Heading_20_1">
      <style:text-properties officeooo:rsid="0010ac06" officeooo:paragraph-rsid="0010ac06"/>
    </style:style>
    <style:style style:name="P145" style:family="paragraph" style:parent-style-name="Heading_20_1">
      <style:text-properties fo:color="#000000" style:font-name="ARial" fo:font-size="12pt" fo:font-weight="normal" officeooo:rsid="001a7fe3" fo:background-color="transparent" style:font-size-asian="12pt" style:font-size-complex="12pt"/>
    </style:style>
    <style:style style:name="T1" style:family="text">
      <style:text-properties officeooo:rsid="0002f87d"/>
    </style:style>
    <style:style style:name="T2" style:family="text">
      <style:text-properties officeooo:rsid="0004371a"/>
    </style:style>
    <style:style style:name="T3" style:family="text">
      <style:text-properties officeooo:rsid="00052578"/>
    </style:style>
    <style:style style:name="T4" style:family="text">
      <style:text-properties officeooo:rsid="0006a794"/>
    </style:style>
    <style:style style:name="T5" style:family="text">
      <style:text-properties officeooo:rsid="0008b8c4"/>
    </style:style>
    <style:style style:name="T6" style:family="text">
      <style:text-properties officeooo:rsid="000a4a9e"/>
    </style:style>
    <style:style style:name="T7" style:family="text">
      <style:text-properties officeooo:rsid="0010ac06"/>
    </style:style>
    <style:style style:name="T8" style:family="text">
      <style:text-properties officeooo:rsid="0018d6ce"/>
    </style:style>
    <style:style style:name="T9" style:family="text">
      <style:text-properties officeooo:rsid="00205e55"/>
    </style:style>
    <style:style style:name="T10" style:family="text">
      <style:text-properties officeooo:rsid="0022a8e3"/>
    </style:style>
    <style:style style:name="T11" style:family="text">
      <style:text-properties officeooo:rsid="00253394"/>
    </style:style>
    <style:style style:name="T12" style:family="text">
      <style:text-properties officeooo:rsid="0026af79"/>
    </style:style>
    <style:style style:name="T13" style:family="text">
      <style:text-properties officeooo:rsid="00287d48"/>
    </style:style>
    <style:style style:name="T14" style:family="text">
      <style:text-properties officeooo:rsid="002d5261"/>
    </style:style>
    <style:style style:name="T15" style:family="text">
      <style:text-properties officeooo:rsid="003132ab"/>
    </style:style>
    <style:style style:name="T16" style:family="text">
      <style:text-properties officeooo:rsid="003748f3"/>
    </style:style>
    <style:style style:name="T17" style:family="text">
      <style:text-properties officeooo:rsid="0038af2e"/>
    </style:style>
    <style:style style:name="T18" style:family="text">
      <style:text-properties officeooo:rsid="0039cb81"/>
    </style:style>
    <style:style style:name="T19" style:family="text">
      <style:text-properties officeooo:rsid="003f17ad"/>
    </style:style>
    <style:style style:name="T20" style:family="text">
      <style:text-properties officeooo:rsid="00433ca9"/>
    </style:style>
    <style:style style:name="T21" style:family="text">
      <style:text-properties officeooo:rsid="004663e0"/>
    </style:style>
    <style:style style:name="T22" style:family="text">
      <style:text-properties officeooo:rsid="00491304"/>
    </style:style>
    <style:style style:name="T23" style:family="text">
      <style:text-properties officeooo:rsid="00499528"/>
    </style:style>
    <style:style style:name="T24" style:family="text">
      <style:text-properties officeooo:rsid="004bb120"/>
    </style:style>
    <style:style style:name="T25" style:family="text">
      <style:text-properties officeooo:rsid="004d4470"/>
    </style:style>
    <style:style style:name="T26" style:family="text">
      <style:text-properties officeooo:rsid="004f1c2a"/>
    </style:style>
    <style:style style:name="T27" style:family="text">
      <style:text-properties officeooo:rsid="0051d04a"/>
    </style:style>
    <style:style style:name="T28" style:family="text">
      <style:text-properties officeooo:rsid="00605ff0"/>
    </style:style>
    <style:style style:name="T29" style:family="text">
      <style:text-properties officeooo:rsid="0064f414"/>
    </style:style>
    <style:style style:name="T30" style:family="text">
      <style:text-properties officeooo:rsid="0072849e"/>
    </style:style>
    <style:style style:name="T31" style:family="text">
      <style:text-properties officeooo:rsid="00749b10"/>
    </style:style>
    <style:style style:name="T32" style:family="text">
      <style:text-properties officeooo:rsid="00780c19"/>
    </style:style>
    <style:style style:name="T33" style:family="text">
      <style:text-properties officeooo:rsid="007852d9"/>
    </style:style>
    <style:style style:name="T34" style:family="text">
      <style:text-properties officeooo:rsid="007a4a4e"/>
    </style:style>
    <style:style style:name="T35" style:family="text">
      <style:text-properties officeooo:rsid="007b2076"/>
    </style:style>
    <style:style style:name="T36" style:family="text">
      <style:text-properties officeooo:rsid="007cefc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4" text:outline-level="1"><text:span text:style-name="T23">Requisitos funcionais por ordem de prioridade e módulo</text:span>.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6">ID:</text:p>
          </table:table-cell>
          <table:table-cell table:style-name="Table1.B1" table:number-columns-spanned="3" office:value-type="string">
            <text:p text:style-name="P55">RF01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6">Nome:</text:p>
          </table:table-cell>
          <table:table-cell table:style-name="Table1.B2" table:number-columns-spanned="3" office:value-type="string">
            <text:p text:style-name="P55">Cadastrar <text:span text:style-name="T3">um </text:span>professor <text:span text:style-name="T3">responsável pela disciplina de atividades complementares de cada curso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5">Módulo:</text:p>
          </table:table-cell>
          <table:table-cell table:style-name="Table1.B3" office:value-type="string">
            <text:p text:style-name="P130">Administrador</text:p>
          </table:table-cell>
          <table:table-cell table:style-name="Table1.C3" office:value-type="string">
            <text:p text:style-name="P55">Prioridade:</text:p>
          </table:table-cell>
          <table:table-cell table:style-name="Table1.D3" office:value-type="string">
            <text:p text:style-name="P46">Essencial</text:p>
          </table:table-cell>
        </table:table-row>
        <table:table-row table:style-name="Table1.4">
          <table:table-cell table:style-name="Table1.A2" office:value-type="string">
            <text:p text:style-name="P55">Descrição:</text:p>
          </table:table-cell>
          <table:table-cell table:style-name="Table1.B4" table:number-columns-spanned="3" office:value-type="string">
            <text:p text:style-name="P4">O professor responsável pela disciplina de Atividade Complementares <text:span text:style-name="T2">de cada curso de graduação</text:span> será cadastrado no sistema <text:span text:style-name="T1">somente</text:span> pelo administrador do sistema. </text:p>
            <text:p text:style-name="P9">Cada curso de graduação terá um professor que será o responsável pela disciplina de atividades complementares deste curso.</text:p>
          </table:table-cell>
          <table:covered-table-cell/>
          <table:covered-table-cell/>
        </table:table-row>
      </table:table>
      <text:p text:style-name="Standard"/>
      <text:p text:style-name="P45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P92">ID:</text:p>
          </table:table-cell>
          <table:table-cell table:style-name="Table20.B1" table:number-columns-spanned="3" office:value-type="string">
            <text:p text:style-name="P133">RF02</text:p>
          </table:table-cell>
          <table:covered-table-cell/>
          <table:covered-table-cell/>
        </table:table-row>
        <table:table-row>
          <table:table-cell table:style-name="Table20.A2" office:value-type="string">
            <text:p text:style-name="P92">Nome:</text:p>
          </table:table-cell>
          <table:table-cell table:style-name="Table20.B2" table:number-columns-spanned="3" office:value-type="string">
            <text:p text:style-name="P132">Adcionar grupo de atividade complementar</text:p>
          </table:table-cell>
          <table:covered-table-cell/>
          <table:covered-table-cell/>
        </table:table-row>
        <table:table-row>
          <table:table-cell table:style-name="Table20.A2" office:value-type="string">
            <text:p text:style-name="P91">Módulo:</text:p>
          </table:table-cell>
          <table:table-cell table:style-name="Table20.B3" office:value-type="string">
            <text:p text:style-name="P131">Administrador</text:p>
          </table:table-cell>
          <table:table-cell table:style-name="Table20.C3" office:value-type="string">
            <text:p text:style-name="P91">Prioridade:</text:p>
          </table:table-cell>
          <table:table-cell table:style-name="Table20.D3" office:value-type="string">
            <text:p text:style-name="P54">Essencial</text:p>
          </table:table-cell>
        </table:table-row>
        <table:table-row table:style-name="Table20.4">
          <table:table-cell table:style-name="Table20.A2" office:value-type="string">
            <text:p text:style-name="P91">Descrição</text:p>
          </table:table-cell>
          <table:table-cell table:style-name="Table20.B4" table:number-columns-spanned="3" office:value-type="string">
            <text:p text:style-name="P10">O administrador deve adicionar um grupo de atividade complementar sempre que for necessário. </text:p>
          </table:table-cell>
          <table:covered-table-cell/>
          <table:covered-table-cell/>
        </table:table-row>
      </table:table>
      <text:p text:style-name="P45"/>
      <text:p text:style-name="P45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>
          <table:table-cell table:style-name="Table21.A1" office:value-type="string">
            <text:p text:style-name="P92">ID:</text:p>
          </table:table-cell>
          <table:table-cell table:style-name="Table21.B1" table:number-columns-spanned="3" office:value-type="string">
            <text:p text:style-name="P133">RF03</text:p>
          </table:table-cell>
          <table:covered-table-cell/>
          <table:covered-table-cell/>
        </table:table-row>
        <table:table-row>
          <table:table-cell table:style-name="Table21.A2" office:value-type="string">
            <text:p text:style-name="P92">Nome:</text:p>
          </table:table-cell>
          <table:table-cell table:style-name="Table21.B2" table:number-columns-spanned="3" office:value-type="string">
            <text:p text:style-name="P132">Excluir grupo de atividade complementar</text:p>
          </table:table-cell>
          <table:covered-table-cell/>
          <table:covered-table-cell/>
        </table:table-row>
        <table:table-row>
          <table:table-cell table:style-name="Table21.A2" office:value-type="string">
            <text:p text:style-name="P91">Módulo:</text:p>
          </table:table-cell>
          <table:table-cell table:style-name="Table21.B3" office:value-type="string">
            <text:p text:style-name="P131">Administrador</text:p>
          </table:table-cell>
          <table:table-cell table:style-name="Table21.C3" office:value-type="string">
            <text:p text:style-name="P91">Prioridade:</text:p>
          </table:table-cell>
          <table:table-cell table:style-name="Table21.D3" office:value-type="string">
            <text:p text:style-name="P54">Essencial</text:p>
          </table:table-cell>
        </table:table-row>
        <table:table-row table:style-name="Table21.4">
          <table:table-cell table:style-name="Table21.A2" office:value-type="string">
            <text:p text:style-name="P91">Descrição</text:p>
          </table:table-cell>
          <table:table-cell table:style-name="Table21.B4" table:number-columns-spanned="3" office:value-type="string">
            <text:p text:style-name="P10">O administrador pode excluir um grupo de atividade complementar sempre que for necessário. </text:p>
          </table:table-cell>
          <table:covered-table-cell/>
          <table:covered-table-cell/>
        </table:table-row>
      </table:table>
      <text:p text:style-name="P45"/>
      <text:p text:style-name="P45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>
          <table:table-cell table:style-name="Table22.A1" office:value-type="string">
            <text:p text:style-name="P92">ID:</text:p>
          </table:table-cell>
          <table:table-cell table:style-name="Table22.B1" table:number-columns-spanned="3" office:value-type="string">
            <text:p text:style-name="P133">RF04</text:p>
          </table:table-cell>
          <table:covered-table-cell/>
          <table:covered-table-cell/>
        </table:table-row>
        <table:table-row>
          <table:table-cell table:style-name="Table22.A2" office:value-type="string">
            <text:p text:style-name="P92">Nome:</text:p>
          </table:table-cell>
          <table:table-cell table:style-name="Table22.B2" table:number-columns-spanned="3" office:value-type="string">
            <text:p text:style-name="P132">Adcionar adicionar itens a um grupo de atividade complementar</text:p>
          </table:table-cell>
          <table:covered-table-cell/>
          <table:covered-table-cell/>
        </table:table-row>
        <table:table-row>
          <table:table-cell table:style-name="Table22.A2" office:value-type="string">
            <text:p text:style-name="P91">Módulo:</text:p>
          </table:table-cell>
          <table:table-cell table:style-name="Table22.B3" office:value-type="string">
            <text:p text:style-name="P131">Administrador</text:p>
          </table:table-cell>
          <table:table-cell table:style-name="Table22.C3" office:value-type="string">
            <text:p text:style-name="P91">Prioridade:</text:p>
          </table:table-cell>
          <table:table-cell table:style-name="Table22.D3" office:value-type="string">
            <text:p text:style-name="P54">Essencial</text:p>
          </table:table-cell>
        </table:table-row>
        <table:table-row table:style-name="Table22.4">
          <table:table-cell table:style-name="Table22.A2" office:value-type="string">
            <text:p text:style-name="P91">Descrição</text:p>
          </table:table-cell>
          <table:table-cell table:style-name="Table22.B4" table:number-columns-spanned="3" office:value-type="string">
            <text:p text:style-name="P10">O administrador deve cadastrar itens nos grupos de atividades complementares.</text:p>
          </table:table-cell>
          <table:covered-table-cell/>
          <table:covered-table-cell/>
        </table:table-row>
      </table:table>
      <text:p text:style-name="P45"/>
      <text:p text:style-name="P45"/>
      <text:p text:style-name="P45"/>
      <text:p text:style-name="P4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>
          <table:table-cell table:style-name="Table2.A1" office:value-type="string">
            <text:p text:style-name="P58">ID:</text:p>
          </table:table-cell>
          <table:table-cell table:style-name="Table2.B1" table:number-columns-spanned="3" office:value-type="string">
            <text:p text:style-name="P57">RF0<text:span text:style-name="T31">5</text:span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58">Nome:</text:p>
          </table:table-cell>
          <table:table-cell table:style-name="Table2.B2" table:number-columns-spanned="3" office:value-type="string">
            <text:p text:style-name="P57"><text:span text:style-name="T32">Substituir </text:span>professor <text:span text:style-name="T4">responsável pela disciplina de atividades complementares por outro</text:span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57">Módulo:</text:p>
          </table:table-cell>
          <table:table-cell table:style-name="Table2.B3" office:value-type="string">
            <text:p text:style-name="P128">Administrador</text:p>
          </table:table-cell>
          <table:table-cell table:style-name="Table2.C3" office:value-type="string">
            <text:p text:style-name="P57">Prioridade:</text:p>
          </table:table-cell>
          <table:table-cell table:style-name="Table2.D3" office:value-type="string">
            <text:p text:style-name="P47">Essencial</text:p>
          </table:table-cell>
        </table:table-row>
        <table:table-row>
          <table:table-cell table:style-name="Table2.A2" office:value-type="string">
            <text:p text:style-name="P57">Descrição:</text:p>
          </table:table-cell>
          <table:table-cell table:style-name="Table2.B4" table:number-columns-spanned="3" office:value-type="string">
            <text:p text:style-name="P1"><text:span text:style-name="T5">Um </text:span>professor responsável pela disciplina de Atividade Complementares <text:span text:style-name="T2">de um dado curso de graduação da UTFPR</text:span> <text:span text:style-name="T32">deve ser substituído</text:span> no sistema <text:span text:style-name="T1">somente</text:span> pelo administrador do sistema. </text:p>
            <text:p text:style-name="P93"/>
          </table:table-cell>
          <table:covered-table-cell/>
          <table:covered-table-cell/>
        </table:table-row>
      </table:table>
      <text:p text:style-name="P11"/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60">ID:</text:p>
          </table:table-cell>
          <table:table-cell table:style-name="Table3.B1" table:number-columns-spanned="3" office:value-type="string">
            <text:p text:style-name="P59">RF0<text:span text:style-name="T31">6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60">Nome:</text:p>
          </table:table-cell>
          <table:table-cell table:style-name="Table3.B2" table:number-columns-spanned="3" office:value-type="string">
            <text:p text:style-name="P59"><text:span text:style-name="T6">Editar informações pessoais do</text:span> professor <text:span text:style-name="T4">responsável pela disciplina de atividades complementares de um curso de graduação da UTFPR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59">Módulo:</text:p>
          </table:table-cell>
          <table:table-cell table:style-name="Table3.B3" office:value-type="string">
            <text:p text:style-name="P48">Professor</text:p>
          </table:table-cell>
          <table:table-cell table:style-name="Table3.C3" office:value-type="string">
            <text:p text:style-name="P59">Prioridade:</text:p>
          </table:table-cell>
          <table:table-cell table:style-name="Table3.D3" office:value-type="string">
            <text:p text:style-name="P95">Importante</text:p>
          </table:table-cell>
        </table:table-row>
        <table:table-row>
          <table:table-cell table:style-name="Table3.A2" office:value-type="string">
            <text:p text:style-name="P59">Descrição:</text:p>
          </table:table-cell>
          <table:table-cell table:style-name="Table3.B4" table:number-columns-spanned="3" office:value-type="string">
            <text:p text:style-name="P2"><text:span text:style-name="T5">Um </text:span>professor responsável pela disciplina de Atividade Complementares <text:span text:style-name="T2">de um dado curso de graduação da UTFPR, após acessar o sistema pela primeira vez, poderá alterar, se quiser, seus dados cadastrais.</text:span> </text:p>
            <text:p text:style-name="P94"/>
          </table:table-cell>
          <table:covered-table-cell/>
          <table:covered-table-cell/>
        </table:table-row>
      </table:table>
      <text:p text:style-name="P12"/>
      <text:p text:style-name="P1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62">ID:</text:p>
          </table:table-cell>
          <table:table-cell table:style-name="Table4.B1" table:number-columns-spanned="3" office:value-type="string">
            <text:p text:style-name="P61">RF0<text:span text:style-name="T31">7</text:span>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62">Nome:</text:p>
          </table:table-cell>
          <table:table-cell table:style-name="Table4.B2" table:number-columns-spanned="3" office:value-type="string">
            <text:p text:style-name="P97"><text:span text:style-name="T36">Acessar conta de</text:span> professor responsável pela disciplina de atividades complementares <text:span text:style-name="T7">de um dado curso de graduação da UTFPR</text:span> no sistema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61">Módulo:</text:p>
          </table:table-cell>
          <table:table-cell table:style-name="Table4.B3" office:value-type="string">
            <text:p text:style-name="P49">Professor</text:p>
          </table:table-cell>
          <table:table-cell table:style-name="Table4.C3" office:value-type="string">
            <text:p text:style-name="P61">Prioridade:</text:p>
          </table:table-cell>
          <table:table-cell table:style-name="Table4.D3" office:value-type="string">
            <text:p text:style-name="P97">Essencial</text:p>
          </table:table-cell>
        </table:table-row>
        <table:table-row>
          <table:table-cell table:style-name="Table4.A2" office:value-type="string">
            <text:p text:style-name="P61">Descrição:</text:p>
          </table:table-cell>
          <table:table-cell table:style-name="Table4.B4" table:number-columns-spanned="3" office:value-type="string">
            <text:p text:style-name="P3"><text:span text:style-name="T5">Um </text:span>professor responsável pela disciplina de Atividade Complementares <text:span text:style-name="T2">de um dado curso de graduação da UTFPR poderá acessar o sistema, fazendo o uso da senha e nome de usuário. O sistema verificará a validade destes dados de entrada de acordo com as regras de negócio.</text:span></text:p>
            <text:p text:style-name="P98"/>
            <text:p text:style-name="P134"/>
          </table:table-cell>
          <table:covered-table-cell/>
          <table:covered-table-cell/>
        </table:table-row>
      </table:table>
      <text:p text:style-name="P13"/>
      <text:p text:style-name="P14"/>
      <text:p text:style-name="P1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64">ID:</text:p>
          </table:table-cell>
          <table:table-cell table:style-name="Table5.B1" table:number-columns-spanned="3" office:value-type="string">
            <text:p text:style-name="P63">RF0<text:span text:style-name="T31">8</text:span>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64">Nome:</text:p>
          </table:table-cell>
          <table:table-cell table:style-name="Table5.B2" table:number-columns-spanned="3" office:value-type="string">
            <text:p text:style-name="P99"><text:span text:style-name="T13">Sair da conta de</text:span> professor responsável pela disciplina de atividades complementares de um dado curso de graduação da UTFPR.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63">Módulo:</text:p>
          </table:table-cell>
          <table:table-cell table:style-name="Table5.B3" office:value-type="string">
            <text:p text:style-name="P50">Professor</text:p>
          </table:table-cell>
          <table:table-cell table:style-name="Table5.C3" office:value-type="string">
            <text:p text:style-name="P63">Prioridade:</text:p>
          </table:table-cell>
          <table:table-cell table:style-name="Table5.D3" office:value-type="string">
            <text:p text:style-name="P100">Importante</text:p>
          </table:table-cell>
        </table:table-row>
        <table:table-row>
          <table:table-cell table:style-name="Table5.A2" office:value-type="string">
            <text:p text:style-name="P63">Descrição:</text:p>
          </table:table-cell>
          <table:table-cell table:style-name="Table5.B4" table:number-columns-spanned="3" office:value-type="string">
            <text:p text:style-name="P5">O sistema deve permitir que o professor possa sair de <text:s/>sua sessão no sitema quando quiser.</text:p>
            <text:p text:style-name="P96"/>
          </table:table-cell>
          <table:covered-table-cell/>
          <table:covered-table-cell/>
        </table:table-row>
      </table:table>
      <text:p text:style-name="P14"/>
      <text:p text:style-name="P15"/>
      <text:p text:style-name="P15"/>
      <text:p text:style-name="P15"/>
      <text:p text:style-name="P1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ext:soft-page-break/>
        <table:table-row>
          <table:table-cell table:style-name="Table6.A1" office:value-type="string">
            <text:p text:style-name="P66">ID:</text:p>
          </table:table-cell>
          <table:table-cell table:style-name="Table6.B1" table:number-columns-spanned="3" office:value-type="string">
            <text:p text:style-name="P65">RF0<text:span text:style-name="T31">9</text:span>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66">Nome:</text:p>
          </table:table-cell>
          <table:table-cell table:style-name="Table6.B2" table:number-columns-spanned="3" office:value-type="string">
            <text:p text:style-name="P103">Avaliar documentos comprobatórios de <text:span text:style-name="T19">participação em</text:span> atividades complementares enviados pelos alunos.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65">Módulo:</text:p>
          </table:table-cell>
          <table:table-cell table:style-name="Table6.B3" office:value-type="string">
            <text:p text:style-name="P105">Documento</text:p>
          </table:table-cell>
          <table:table-cell table:style-name="Table6.C3" office:value-type="string">
            <text:p text:style-name="P65">Prioridade:</text:p>
          </table:table-cell>
          <table:table-cell table:style-name="Table6.D3" office:value-type="string">
            <text:p text:style-name="P123">Essencial</text:p>
          </table:table-cell>
        </table:table-row>
        <table:table-row>
          <table:table-cell table:style-name="Table6.A2" office:value-type="string">
            <text:p text:style-name="P65">Descrição:</text:p>
          </table:table-cell>
          <table:table-cell table:style-name="Table6.B4" table:number-columns-spanned="3" office:value-type="string">
            <text:p text:style-name="P8">O professor responsável pela disciplina de atividades complementares de qualquer curso de graduação da UTFPR, <text:span text:style-name="T28">ao </text:span>receber os documentos enviados pelos alunos, <text:span text:style-name="T28">deve </text:span>avaliar tais documentos. A forma de avaliação está expressa em regras de negócio.</text:p>
            <text:p text:style-name="P102"/>
          </table:table-cell>
          <table:covered-table-cell/>
          <table:covered-table-cell/>
        </table:table-row>
      </table:table>
      <text:p text:style-name="P15"/>
      <text:p text:style-name="P1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68">ID:</text:p>
          </table:table-cell>
          <table:table-cell table:style-name="Table7.B1" table:number-columns-spanned="3" office:value-type="string">
            <text:p text:style-name="P67">RF<text:span text:style-name="T31">10</text:span>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68">Nome:</text:p>
          </table:table-cell>
          <table:table-cell table:style-name="Table7.B2" table:number-columns-spanned="3" office:value-type="string">
            <text:p text:style-name="P106">Receber documentos comprobatórios de atividadades complementares do<text:span text:style-name="T20">s</text:span> alunos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67">Módulo:</text:p>
          </table:table-cell>
          <table:table-cell table:style-name="Table7.B3" office:value-type="string">
            <text:p text:style-name="P51">Professor</text:p>
          </table:table-cell>
          <table:table-cell table:style-name="Table7.C3" office:value-type="string">
            <text:p text:style-name="P67">Prioridade:</text:p>
          </table:table-cell>
          <table:table-cell table:style-name="Table7.D3" office:value-type="string">
            <text:p text:style-name="P101">Importante</text:p>
          </table:table-cell>
        </table:table-row>
        <table:table-row>
          <table:table-cell table:style-name="Table7.A2" office:value-type="string">
            <text:p text:style-name="P67">Descrição:</text:p>
          </table:table-cell>
          <table:table-cell table:style-name="Table7.B4" table:number-columns-spanned="3" office:value-type="string">
            <text:p text:style-name="P6">O professor <text:span text:style-name="T8">irá receber os documentos comprobatórios de atividades complementares dos alunos. Esses documentos ficarão no sistema em uma caixa de entrada, organizados por grupo de atividades complementares. </text:span></text:p>
            <text:p text:style-name="P104"/>
          </table:table-cell>
          <table:covered-table-cell/>
          <table:covered-table-cell/>
        </table:table-row>
      </table:table>
      <text:p text:style-name="P16"/>
      <text:p text:style-name="P17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70">ID:</text:p>
          </table:table-cell>
          <table:table-cell table:style-name="Table8.B1" table:number-columns-spanned="3" office:value-type="string">
            <text:p text:style-name="P69">RF<text:span text:style-name="T31">11</text:span>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70">Nome:</text:p>
          </table:table-cell>
          <table:table-cell table:style-name="Table8.B2" table:number-columns-spanned="3" office:value-type="string">
            <text:p text:style-name="P107">Enviar documentos comprobatórios de atividades complementares ao professor responsável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69">Módulo:</text:p>
          </table:table-cell>
          <table:table-cell table:style-name="Table8.B3" office:value-type="string">
            <text:p text:style-name="P107">Estudante</text:p>
          </table:table-cell>
          <table:table-cell table:style-name="Table8.C3" office:value-type="string">
            <text:p text:style-name="P69">Prioridade:</text:p>
          </table:table-cell>
          <table:table-cell table:style-name="Table8.D3" office:value-type="string">
            <text:p text:style-name="P108">Essencial</text:p>
          </table:table-cell>
        </table:table-row>
        <table:table-row>
          <table:table-cell table:style-name="Table8.A2" office:value-type="string">
            <text:p text:style-name="P69">Descrição:</text:p>
          </table:table-cell>
          <table:table-cell table:style-name="Table8.B4" table:number-columns-spanned="3" office:value-type="string">
            <text:p text:style-name="P7"><text:span text:style-name="T9">Cabe ao</text:span> aluno <text:span text:style-name="T29">entregar a documentação necessária para a pontuação e a avaliação das Atividades Complmentares ao professor responsável, até a data limite estabelecida no calendário acadêmico. </text:span></text:p>
            <text:p text:style-name="P21"/>
          </table:table-cell>
          <table:covered-table-cell/>
          <table:covered-table-cell/>
        </table:table-row>
      </table:table>
      <text:p text:style-name="P17"/>
      <text:p text:style-name="P17"/>
      <text:p text:style-name="P34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72">ID:</text:p>
          </table:table-cell>
          <table:table-cell table:style-name="Table9.B1" table:number-columns-spanned="3" office:value-type="string">
            <text:p text:style-name="P71">RF<text:span text:style-name="T31">12</text:span>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72">Nome:</text:p>
          </table:table-cell>
          <table:table-cell table:style-name="Table9.B2" table:number-columns-spanned="3" office:value-type="string">
            <text:p text:style-name="P71">Cadastrar <text:span text:style-name="T10">aluno</text:span> <text:span text:style-name="T10">de graduação da UTFPR</text:span>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71">Módulo:</text:p>
          </table:table-cell>
          <table:table-cell table:style-name="Table9.B3" office:value-type="string">
            <text:p text:style-name="P108">Estudante</text:p>
          </table:table-cell>
          <table:table-cell table:style-name="Table9.C3" office:value-type="string">
            <text:p text:style-name="P71">Prioridade:</text:p>
          </table:table-cell>
          <table:table-cell table:style-name="Table9.D3" office:value-type="string">
            <text:p text:style-name="P52">Essencial</text:p>
          </table:table-cell>
        </table:table-row>
        <table:table-row>
          <table:table-cell table:style-name="Table9.A2" office:value-type="string">
            <text:p text:style-name="P71">Descrição:</text:p>
          </table:table-cell>
          <table:table-cell table:style-name="Table9.B4" table:number-columns-spanned="3" office:value-type="string">
            <text:p text:style-name="P18"><text:span text:style-name="T12">Qualquer aluno de graduação da UTFPR</text:span>, <text:span text:style-name="T30">pode se cadastrar no sistema, </text:span>fornecendo as informações requisitadas pelo sistema. Estas informações necessárias estão descritas em regras de negócio.</text:p>
          </table:table-cell>
          <table:covered-table-cell/>
          <table:covered-table-cell/>
        </table:table-row>
      </table:table>
      <text:p text:style-name="P34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74">ID:</text:p>
          </table:table-cell>
          <table:table-cell table:style-name="Table11.B1" table:number-columns-spanned="3" office:value-type="string">
            <text:p text:style-name="P73">RF<text:span text:style-name="T31">13</text:span></text:p>
          </table:table-cell>
          <table:covered-table-cell/>
          <table:covered-table-cell/>
        </table:table-row>
        <table:table-row>
          <table:table-cell table:style-name="Table11.A2" office:value-type="string">
            <text:p text:style-name="P74">Nome:</text:p>
          </table:table-cell>
          <table:table-cell table:style-name="Table11.B2" table:number-columns-spanned="3" office:value-type="string">
            <text:p text:style-name="P73"><text:span text:style-name="T11">Acessar conta de aluno no sistema </text:span><text:s/><text:span text:style-name="T10">de graduação da UTFPR</text:span></text:p>
          </table:table-cell>
          <table:covered-table-cell/>
          <table:covered-table-cell/>
        </table:table-row>
        <table:table-row>
          <table:table-cell table:style-name="Table11.A2" office:value-type="string">
            <text:p text:style-name="P73">Módulo:</text:p>
          </table:table-cell>
          <table:table-cell table:style-name="Table11.B3" office:value-type="string">
            <text:p text:style-name="P109">Estudante</text:p>
          </table:table-cell>
          <table:table-cell table:style-name="Table11.C3" office:value-type="string">
            <text:p text:style-name="P73">Prioridade:</text:p>
          </table:table-cell>
          <table:table-cell table:style-name="Table11.D3" office:value-type="string">
            <text:p text:style-name="P53">Essencial</text:p>
          </table:table-cell>
        </table:table-row>
        <table:table-row>
          <table:table-cell table:style-name="Table11.A2" office:value-type="string">
            <text:p text:style-name="P73">Descrição:</text:p>
          </table:table-cell>
          <table:table-cell table:style-name="Table11.B4" table:number-columns-spanned="3" office:value-type="string">
            <text:p text:style-name="P19">O aluno que já estiver cadastrado no sistema poderá acessar sua conta <text:soft-page-break/>por meio de senha e nome de usuário através do login. </text:p>
            <text:p text:style-name="P19"/>
            <text:p text:style-name="P20"/>
          </table:table-cell>
          <table:covered-table-cell/>
          <table:covered-table-cell/>
        </table:table-row>
      </table:table>
      <text:p text:style-name="P35"/>
      <text:p text:style-name="P35"/>
      <text:p text:style-name="P35"/>
      <text:p text:style-name="P36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76">ID:</text:p>
          </table:table-cell>
          <table:table-cell table:style-name="Table12.B1" table:number-columns-spanned="3" office:value-type="string">
            <text:p text:style-name="P75">RF<text:span text:style-name="T31">15</text:span></text:p>
          </table:table-cell>
          <table:covered-table-cell/>
          <table:covered-table-cell/>
        </table:table-row>
        <table:table-row>
          <table:table-cell table:style-name="Table12.A2" office:value-type="string">
            <text:p text:style-name="P76">Nome:</text:p>
          </table:table-cell>
          <table:table-cell table:style-name="Table12.B2" table:number-columns-spanned="3" office:value-type="string">
            <text:p text:style-name="P110"><text:span text:style-name="T34">Listar</text:span> documentos de atividades complementares <text:span text:style-name="T34">para o aluno</text:span></text:p>
          </table:table-cell>
          <table:covered-table-cell/>
          <table:covered-table-cell/>
        </table:table-row>
        <table:table-row>
          <table:table-cell table:style-name="Table12.A2" office:value-type="string">
            <text:p text:style-name="P75">Módulo:</text:p>
          </table:table-cell>
          <table:table-cell table:style-name="Table12.B3" office:value-type="string">
            <text:p text:style-name="P110">Documentos</text:p>
          </table:table-cell>
          <table:table-cell table:style-name="Table12.C3" office:value-type="string">
            <text:p text:style-name="P75">Prioridade:</text:p>
          </table:table-cell>
          <table:table-cell table:style-name="Table12.D3" office:value-type="string">
            <text:p text:style-name="P142">Essencial</text:p>
          </table:table-cell>
        </table:table-row>
        <table:table-row table:style-name="Table12.4">
          <table:table-cell table:style-name="Table12.A2" office:value-type="string">
            <text:p text:style-name="P75">Descrição:</text:p>
          </table:table-cell>
          <table:table-cell table:style-name="Table12.B4" table:number-columns-spanned="3" office:value-type="string">
            <text:p text:style-name="P136">O sistema deve exibir para o aluno os documentos que já estão armazenados. </text:p>
            <text:p text:style-name="P22"><text:s/></text:p>
          </table:table-cell>
          <table:covered-table-cell/>
          <table:covered-table-cell/>
        </table:table-row>
      </table:table>
      <text:p text:style-name="P36"/>
      <text:p text:style-name="P13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40">ID:</text:p>
          </table:table-cell>
          <table:table-cell table:style-name="Table10.B1" table:number-columns-spanned="3" office:value-type="string">
            <text:p text:style-name="P139">RF<text:span text:style-name="T31">16</text:span>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P140">Nome:</text:p>
          </table:table-cell>
          <table:table-cell table:style-name="Table10.B2" table:number-columns-spanned="3" office:value-type="string">
            <text:p text:style-name="P141"><text:span text:style-name="T34">Listar</text:span> documentos de atividades complementares <text:span text:style-name="T34">para o professor</text:span>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P139">Módulo:</text:p>
          </table:table-cell>
          <table:table-cell table:style-name="Table10.B3" office:value-type="string">
            <text:p text:style-name="P141">Documentos</text:p>
          </table:table-cell>
          <table:table-cell table:style-name="Table10.C3" office:value-type="string">
            <text:p text:style-name="P139">Prioridade:</text:p>
          </table:table-cell>
          <table:table-cell table:style-name="Table10.D3" office:value-type="string">
            <text:p text:style-name="P143">Essencial</text:p>
          </table:table-cell>
        </table:table-row>
        <table:table-row table:style-name="Table10.4">
          <table:table-cell table:style-name="Table10.A2" office:value-type="string">
            <text:p text:style-name="P139">Descrição:</text:p>
          </table:table-cell>
          <table:table-cell table:style-name="Table10.B4" table:number-columns-spanned="3" office:value-type="string">
            <text:p text:style-name="P136">O sistema deve exibir para o professor os documentos que já foram enviados para ele e pelos alunos. </text:p>
            <text:p text:style-name="P137"/>
          </table:table-cell>
          <table:covered-table-cell/>
          <table:covered-table-cell/>
        </table:table-row>
      </table:table>
      <text:p text:style-name="P138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78">ID:</text:p>
          </table:table-cell>
          <table:table-cell table:style-name="Table13.B1" table:number-columns-spanned="3" office:value-type="string">
            <text:p text:style-name="P77">RF<text:span text:style-name="T31">17</text:span></text:p>
          </table:table-cell>
          <table:covered-table-cell/>
          <table:covered-table-cell/>
        </table:table-row>
        <table:table-row>
          <table:table-cell table:style-name="Table13.A2" office:value-type="string">
            <text:p text:style-name="P78">Nome:</text:p>
          </table:table-cell>
          <table:table-cell table:style-name="Table13.B2" table:number-columns-spanned="3" office:value-type="string">
            <text:p text:style-name="P119">Adicionar <text:span text:style-name="T15">documentos comprobatórios de participação em atividades complementares</text:span></text:p>
          </table:table-cell>
          <table:covered-table-cell/>
          <table:covered-table-cell/>
        </table:table-row>
        <table:table-row>
          <table:table-cell table:style-name="Table13.A2" office:value-type="string">
            <text:p text:style-name="P77">Módulo:</text:p>
          </table:table-cell>
          <table:table-cell table:style-name="Table13.B3" office:value-type="string">
            <text:p text:style-name="P111">Documentos</text:p>
          </table:table-cell>
          <table:table-cell table:style-name="Table13.C3" office:value-type="string">
            <text:p text:style-name="P77">Prioridade:</text:p>
          </table:table-cell>
          <table:table-cell table:style-name="Table13.D3" office:value-type="string">
            <text:p text:style-name="P114">importante</text:p>
          </table:table-cell>
        </table:table-row>
        <table:table-row table:style-name="Table13.4">
          <table:table-cell table:style-name="Table13.A2" office:value-type="string">
            <text:p text:style-name="P77">Descrição:</text:p>
          </table:table-cell>
          <table:table-cell table:style-name="Table13.B4" table:number-columns-spanned="3" office:value-type="string">
            <text:p text:style-name="P26">O sistema deve permitir que o aluno possa adicionar documentos que atestem suas participações em atividades complementares ao longo de sua graduação. </text:p>
            <text:p text:style-name="P27">Ao adicionar um documento o aluno cadastra informações sobre o documento. Mais detalhes em regras de negócio.</text:p>
            <text:p text:style-name="P26">Todos os documentos adicionados ficam armazenados no sistema e são usadas para calcular um<text:span text:style-name="T16">a</text:span> pontuação prévia do aluno.</text:p>
          </table:table-cell>
          <table:covered-table-cell/>
          <table:covered-table-cell/>
        </table:table-row>
      </table:table>
      <text:p text:style-name="P37"/>
      <text:p text:style-name="P38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80">ID:</text:p>
          </table:table-cell>
          <table:table-cell table:style-name="Table14.B1" table:number-columns-spanned="3" office:value-type="string">
            <text:p text:style-name="P79">RF<text:span text:style-name="T31">18</text:span></text:p>
          </table:table-cell>
          <table:covered-table-cell/>
          <table:covered-table-cell/>
        </table:table-row>
        <table:table-row>
          <table:table-cell table:style-name="Table14.A2" office:value-type="string">
            <text:p text:style-name="P80">Nome:</text:p>
          </table:table-cell>
          <table:table-cell table:style-name="Table14.B2" table:number-columns-spanned="3" office:value-type="string">
            <text:p text:style-name="P117">Excluir <text:span text:style-name="T16">documentos comprobatórios de participação em atividades complementares</text:span></text:p>
          </table:table-cell>
          <table:covered-table-cell/>
          <table:covered-table-cell/>
        </table:table-row>
        <table:table-row>
          <table:table-cell table:style-name="Table14.A2" office:value-type="string">
            <text:p text:style-name="P79">Módulo:</text:p>
          </table:table-cell>
          <table:table-cell table:style-name="Table14.B3" office:value-type="string">
            <text:p text:style-name="P112">Documentos</text:p>
          </table:table-cell>
          <table:table-cell table:style-name="Table14.C3" office:value-type="string">
            <text:p text:style-name="P79">Prioridade:</text:p>
          </table:table-cell>
          <table:table-cell table:style-name="Table14.D3" office:value-type="string">
            <text:p text:style-name="P115">importante</text:p>
          </table:table-cell>
        </table:table-row>
        <text:soft-page-break/>
        <table:table-row table:style-name="Table14.4">
          <table:table-cell table:style-name="Table14.A2" office:value-type="string">
            <text:p text:style-name="P79">Descrição:</text:p>
          </table:table-cell>
          <table:table-cell table:style-name="Table14.B4" table:number-columns-spanned="3" office:value-type="string">
            <text:p text:style-name="P23">O aluno poderá excluir os documentos que ele adicionou no sistema, <text:span text:style-name="T18">mas somente </text:span>enquanto não tiver enviado esses documentos ao professor responsável. Mais detalhes em regras de negocio <text:span text:style-name="T17">sobre exclusão de documentos</text:span>. </text:p>
          </table:table-cell>
          <table:covered-table-cell/>
          <table:covered-table-cell/>
        </table:table-row>
      </table:table>
      <text:p text:style-name="P38"/>
      <text:p text:style-name="P40"/>
      <text:p text:style-name="P40"/>
      <text:p text:style-name="P40"/>
      <text:p text:style-name="P40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>
          <table:table-cell table:style-name="Table16.A1" office:value-type="string">
            <text:p text:style-name="P84">ID:</text:p>
          </table:table-cell>
          <table:table-cell table:style-name="Table16.B1" table:number-columns-spanned="3" office:value-type="string">
            <text:p text:style-name="P83">RF<text:span text:style-name="T31">19</text:span></text:p>
          </table:table-cell>
          <table:covered-table-cell/>
          <table:covered-table-cell/>
        </table:table-row>
        <table:table-row>
          <table:table-cell table:style-name="Table16.A2" office:value-type="string">
            <text:p text:style-name="P84">Nome:</text:p>
          </table:table-cell>
          <table:table-cell table:style-name="Table16.B2" table:number-columns-spanned="3" office:value-type="string">
            <text:p text:style-name="P118">E<text:span text:style-name="T18">ditar</text:span> <text:span text:style-name="T16">documentos comprobatórios de participação em atividades complementares</text:span></text:p>
          </table:table-cell>
          <table:covered-table-cell/>
          <table:covered-table-cell/>
        </table:table-row>
        <table:table-row>
          <table:table-cell table:style-name="Table16.A2" office:value-type="string">
            <text:p text:style-name="P83">Módulo:</text:p>
          </table:table-cell>
          <table:table-cell table:style-name="Table16.B3" office:value-type="string">
            <text:p text:style-name="P113">Documentos</text:p>
          </table:table-cell>
          <table:table-cell table:style-name="Table16.C3" office:value-type="string">
            <text:p text:style-name="P83">Prioridade:</text:p>
          </table:table-cell>
          <table:table-cell table:style-name="Table16.D3" office:value-type="string">
            <text:p text:style-name="P116">importante</text:p>
          </table:table-cell>
        </table:table-row>
        <table:table-row table:style-name="Table16.4">
          <table:table-cell table:style-name="Table16.A2" office:value-type="string">
            <text:p text:style-name="P83">Descrição:</text:p>
          </table:table-cell>
          <table:table-cell table:style-name="Table16.B4" table:number-columns-spanned="3" office:value-type="string">
            <text:p text:style-name="P25">O aluno poderá e<text:span text:style-name="T18">ditar</text:span> <text:span text:style-name="T18">a</text:span>s <text:span text:style-name="T18">informações cadastradas sobre um</text:span> documento que ele adicionou no sistema, <text:span text:style-name="T18">mas somente</text:span> enquanto não tiver enviado esses documento ao professor responsável. Mais detalhes em regras de negocio <text:span text:style-name="T17">sobre manutenção de documentos</text:span>. </text:p>
          </table:table-cell>
          <table:covered-table-cell/>
          <table:covered-table-cell/>
        </table:table-row>
      </table:table>
      <text:p text:style-name="P41"/>
      <text:p text:style-name="P39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82">ID:</text:p>
          </table:table-cell>
          <table:table-cell table:style-name="Table15.B1" table:number-columns-spanned="3" office:value-type="string">
            <text:p text:style-name="P81">RF<text:span text:style-name="T35">20</text:span></text:p>
          </table:table-cell>
          <table:covered-table-cell/>
          <table:covered-table-cell/>
        </table:table-row>
        <table:table-row>
          <table:table-cell table:style-name="Table15.A2" office:value-type="string">
            <text:p text:style-name="P82">Nome:</text:p>
          </table:table-cell>
          <table:table-cell table:style-name="Table15.B2" table:number-columns-spanned="3" office:value-type="string">
            <text:p text:style-name="P120">Calcular pontos em atividades complementares do aluno de graduação da UTFPR</text:p>
          </table:table-cell>
          <table:covered-table-cell/>
          <table:covered-table-cell/>
        </table:table-row>
        <table:table-row>
          <table:table-cell table:style-name="Table15.A2" office:value-type="string">
            <text:p text:style-name="P81">Módulo:</text:p>
          </table:table-cell>
          <table:table-cell table:style-name="Table15.B3" office:value-type="string">
            <text:p text:style-name="P121">Pontuação</text:p>
          </table:table-cell>
          <table:table-cell table:style-name="Table15.C3" office:value-type="string">
            <text:p text:style-name="P81">Prioridade:</text:p>
          </table:table-cell>
          <table:table-cell table:style-name="Table15.D3" office:value-type="string">
            <text:p text:style-name="P122">Essencial</text:p>
          </table:table-cell>
        </table:table-row>
        <table:table-row table:style-name="Table15.4">
          <table:table-cell table:style-name="Table15.A2" office:value-type="string">
            <text:p text:style-name="P81">Descrição:</text:p>
          </table:table-cell>
          <table:table-cell table:style-name="Table15.B4" table:number-columns-spanned="3" office:value-type="string">
            <text:p text:style-name="P31">Cada documento equivale uma certa quantidade de pontos conforme o grupo ao qual a atividade complementar, representada pelo documento, pertence. Mais detalhes em regras de negócio sobre a avaliação e pontuação em atividades complementares.</text:p>
            <text:p text:style-name="P24"/>
            <text:p text:style-name="P32">O sistema deve calcular quantos pontos o aluno já tem feito com a documentação já registrada em sua conta conforme a avaliação do professor responsável, cuja avaliação se baseia no <text:s/>regulamento de atividades complementares dos cursos de graduação da UTFPR.</text:p>
          </table:table-cell>
          <table:covered-table-cell/>
          <table:covered-table-cell/>
        </table:table-row>
      </table:table>
      <text:p text:style-name="P39"/>
      <text:p text:style-name="P42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86">ID:</text:p>
          </table:table-cell>
          <table:table-cell table:style-name="Table17.B1" table:number-columns-spanned="3" office:value-type="string">
            <text:p text:style-name="P85">RF<text:span text:style-name="T35">21</text:span></text:p>
          </table:table-cell>
          <table:covered-table-cell/>
          <table:covered-table-cell/>
        </table:table-row>
        <table:table-row>
          <table:table-cell table:style-name="Table17.A2" office:value-type="string">
            <text:p text:style-name="P86">Nome:</text:p>
          </table:table-cell>
          <table:table-cell table:style-name="Table17.B2" table:number-columns-spanned="3" office:value-type="string">
            <text:p text:style-name="P124">Listar documentos comprobatórios de participação em atividades complementares</text:p>
          </table:table-cell>
          <table:covered-table-cell/>
          <table:covered-table-cell/>
        </table:table-row>
        <table:table-row>
          <table:table-cell table:style-name="Table17.A2" office:value-type="string">
            <text:p text:style-name="P85">Módulo:</text:p>
          </table:table-cell>
          <table:table-cell table:style-name="Table17.B3" office:value-type="string">
            <text:p text:style-name="P124">Documentos</text:p>
          </table:table-cell>
          <table:table-cell table:style-name="Table17.C3" office:value-type="string">
            <text:p text:style-name="P85">Prioridade:</text:p>
          </table:table-cell>
          <table:table-cell table:style-name="Table17.D3" office:value-type="string">
            <text:p text:style-name="P124">importante</text:p>
          </table:table-cell>
        </table:table-row>
        <table:table-row table:style-name="Table17.4">
          <table:table-cell table:style-name="Table17.A2" office:value-type="string">
            <text:p text:style-name="P85">Descrição:</text:p>
          </table:table-cell>
          <table:table-cell table:style-name="Table17.B4" table:number-columns-spanned="3" office:value-type="string">
            <text:p text:style-name="P28">Todos os documentos serão listados e exibidos aos usuários. <text:span text:style-name="T21">Os documentos podem ser</text:span> <text:span text:style-name="T21">organizados e reunidos em listas por grupo de atividades complementares.</text:span></text:p>
          </table:table-cell>
          <table:covered-table-cell/>
          <table:covered-table-cell/>
        </table:table-row>
      </table:table>
      <text:p text:style-name="P42"/>
      <text:p text:style-name="P43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P88">ID:</text:p>
          </table:table-cell>
          <table:table-cell table:style-name="Table18.B1" table:number-columns-spanned="3" office:value-type="string">
            <text:p text:style-name="P87">RF<text:span text:style-name="T31">22</text:span></text:p>
          </table:table-cell>
          <table:covered-table-cell/>
          <table:covered-table-cell/>
        </table:table-row>
        <table:table-row>
          <table:table-cell table:style-name="Table18.A2" office:value-type="string">
            <text:p text:style-name="P88">Nome:</text:p>
          </table:table-cell>
          <table:table-cell table:style-name="Table18.B2" table:number-columns-spanned="3" office:value-type="string">
            <text:p text:style-name="P125">Buscar por documento comprobatório de participação em atividades complementares</text:p>
          </table:table-cell>
          <table:covered-table-cell/>
          <table:covered-table-cell/>
        </table:table-row>
        <text:soft-page-break/>
        <table:table-row>
          <table:table-cell table:style-name="Table18.A2" office:value-type="string">
            <text:p text:style-name="P87">Módulo:</text:p>
          </table:table-cell>
          <table:table-cell table:style-name="Table18.B3" office:value-type="string">
            <text:p text:style-name="P124">Documentos</text:p>
          </table:table-cell>
          <table:table-cell table:style-name="Table18.C3" office:value-type="string">
            <text:p text:style-name="P87">Prioridade:</text:p>
          </table:table-cell>
          <table:table-cell table:style-name="Table18.D3" office:value-type="string">
            <text:p text:style-name="P126">importante</text:p>
          </table:table-cell>
        </table:table-row>
        <table:table-row table:style-name="Table18.4">
          <table:table-cell table:style-name="Table18.A2" office:value-type="string">
            <text:p text:style-name="P87">Descrição:</text:p>
          </table:table-cell>
          <table:table-cell table:style-name="Table18.B4" table:number-columns-spanned="3" office:value-type="string">
            <text:p text:style-name="P29">O sistema deve fornecer aos usuários a opção de buscar por um documento em específico, <text:span text:style-name="T22">filtrando a lista de documentos por meio da entrada de busca.</text:span></text:p>
          </table:table-cell>
          <table:covered-table-cell/>
          <table:covered-table-cell/>
        </table:table-row>
      </table:table>
      <text:p text:style-name="P43"/>
      <text:p text:style-name="P44"/>
      <text:p text:style-name="P44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90">ID:</text:p>
          </table:table-cell>
          <table:table-cell table:style-name="Table19.B1" table:number-columns-spanned="3" office:value-type="string">
            <text:p text:style-name="P89">RF<text:span text:style-name="T31">23</text:span></text:p>
          </table:table-cell>
          <table:covered-table-cell/>
          <table:covered-table-cell/>
        </table:table-row>
        <table:table-row>
          <table:table-cell table:style-name="Table19.A2" office:value-type="string">
            <text:p text:style-name="P90">Nome:</text:p>
          </table:table-cell>
          <table:table-cell table:style-name="Table19.B2" table:number-columns-spanned="3" office:value-type="string">
            <text:p text:style-name="P129">Definir progresso do aluno na disciplina de atividades complementares</text:p>
          </table:table-cell>
          <table:covered-table-cell/>
          <table:covered-table-cell/>
        </table:table-row>
        <table:table-row>
          <table:table-cell table:style-name="Table19.A2" office:value-type="string">
            <text:p text:style-name="P89">Módulo:</text:p>
          </table:table-cell>
          <table:table-cell table:style-name="Table19.B3" office:value-type="string">
            <text:p text:style-name="P129">Pontuação</text:p>
          </table:table-cell>
          <table:table-cell table:style-name="Table19.C3" office:value-type="string">
            <text:p text:style-name="P89"><text:span text:style-name="T24">P</text:span>rioridade:</text:p>
          </table:table-cell>
          <table:table-cell table:style-name="Table19.D3" office:value-type="string">
            <text:p text:style-name="P127">importante</text:p>
          </table:table-cell>
        </table:table-row>
        <table:table-row table:style-name="Table19.4">
          <table:table-cell table:style-name="Table19.A2" office:value-type="string">
            <text:p text:style-name="P89">Descrição:</text:p>
          </table:table-cell>
          <table:table-cell table:style-name="Table19.B4" table:number-columns-spanned="3" office:value-type="string">
            <text:p text:style-name="P30">O sistema deve <text:s/><text:span text:style-name="T25">calcular e exibir o progresso dos alunos na disciplina de atividades complementares a medida que o mesmo pontua em cada um dos grupos de atividades complementares.</text:span></text:p>
            <text:p text:style-name="P33"><text:s/></text:p>
            <text:p text:style-name="P33">O aluno poderá pontuar nos três grupos de atividades complementares conforme determinado no Regulamento de atividades complementares dos cursos de graduação da UTFPR. </text:p>
            <text:p text:style-name="P33"><text:s/></text:p>
            <text:p text:style-name="P33">Em um primeiro momento, o sistema determina um progresso pr<text:span text:style-name="T27">é</text:span>vio do aluno, <text:span text:style-name="T27">ou seja, </text:span><text:s/>antes de ele envia seus documentos para avaliação ao professor responsável pela disciplina de atividades complementares. <text:span text:style-name="T26">Após o envio, sua pontuação está sujeita a alterações conforme o professor avalia os documentos.</text:span></text:p>
          </table:table-cell>
          <table:covered-table-cell/>
          <table:covered-table-cell/>
        </table:table-row>
      </table:table>
      <text:p text:style-name="P44"/>
      <text:p text:style-name="P44"/>
      <text:h text:style-name="Heading_20_1" text:outline-level="1"/>
      <text:h text:style-name="Heading_20_1" text:outline-level="1"/>
      <text:h text:style-name="P14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5:30:59.950967157</meta:creation-date>
    <dc:date>2019-03-19T15:48:07.524900293</dc:date>
    <meta:editing-duration>PT12H33M2S</meta:editing-duration>
    <meta:editing-cycles>44</meta:editing-cycles>
    <meta:generator>LibreOffice/5.2.7.2$Linux_X86_64 LibreOffice_project/20m0$Build-2</meta:generator>
    <meta:document-statistic meta:table-count="22" meta:image-count="0" meta:object-count="0" meta:page-count="6" meta:paragraph-count="230" meta:word-count="1112" meta:character-count="7779" meta:non-whitespace-character-count="6872"/>
  </office:meta>
</office:document-meta>
</file>